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6165"/>
    </style:style>
    <style:style style:name="gr3" style:family="graphic" style:parent-style-name="standard">
      <style:graphic-properties draw:stroke="solid" svg:stroke-width="0.024cm" svg:stroke-color="#000000" draw:stroke-linejoin="round" svg:stroke-linecap="round" draw:fill="none" fo:padding-top="0.012cm" fo:padding-bottom="0.012cm" fo:padding-left="0.012cm" fo:padding-right="0.012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34cm" svg:stroke-color="#ffffff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6165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none"/>
      <style:text-properties fo:font-size="10.5pt" style:font-size-asian="10.5pt" style:font-size-complex="10.5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ffffff" loext:opacity="100%" style:font-name="DejaVu Sans1" fo:font-size="10pt" style:font-size-asian="10pt" style:font-name-complex="DejaVu Sans1" style:font-size-complex="10pt"/>
    </style:style>
    <style:style style:name="T2" style:family="text">
      <style:text-properties fo:color="#ffffff" loext:opacity="100%" style:font-name="DejaVu Sans1" fo:font-size="8pt" style:font-size-asian="8pt" style:font-name-complex="DejaVu Sans1" style:font-size-complex="8pt"/>
    </style:style>
    <style:style style:name="T3" style:family="text">
      <style:text-properties fo:color="#ffffff" loext:opacity="100%" style:font-name="DejaVu Sans1" fo:font-size="10.5pt" style:font-size-asian="10.5pt" style:font-name-complex="DejaVu Sans1" style:font-size-complex="10.5pt"/>
    </style:style>
    <style:style style:name="T4" style:family="text">
      <style:text-properties fo:color="#ffffff" loext:opacity="100%" style:font-name="DejaVu Sans1" fo:font-size="7pt" style:font-size-asian="7pt" style:font-name-complex="DejaVu Sans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1.997cm" svg:height="29.699cm" svg:x="0cm" svg:y="0cm" svg:viewBox="0 0 41998 29700" draw:points="0,0 41998,0 41998,29700 0,29700">
          <text:p/>
        </draw:polygon>
        <draw:polygon draw:style-name="gr2" draw:text-style-name="P2" draw:layer="layout" svg:width="41.999cm" svg:height="29.701cm" svg:x="0cm" svg:y="0cm" svg:viewBox="0 0 42000 29702" draw:points="0,29702 42000,29702 42000,0 0,0">
          <text:p/>
        </draw:polygon>
        <draw:line draw:style-name="gr3" draw:text-style-name="P3" draw:layer="layout" svg:x1="38.928cm" svg:y1="24.246cm" svg:x2="38.928cm" svg:y2="27.37cm">
          <text:p/>
        </draw:line>
        <draw:path draw:style-name="gr3" draw:text-style-name="P3" draw:layer="layout" svg:width="0.724cm" svg:height="0.725cm" svg:x="21.422cm" svg:y="3.104cm" svg:viewBox="0 0 725 726" svg:d="M0 364c0-200 162-364 361-364s364 164 364 364-165 362-364 362-361-162-361-362z">
          <text:p/>
        </draw:path>
        <draw:path draw:style-name="gr3" draw:text-style-name="P3" draw:layer="layout" svg:width="0.763cm" svg:height="0.763cm" svg:x="8.67cm" svg:y="17.832cm" svg:viewBox="0 0 764 764" svg:d="M764 383c0-210-171-383-381-383-211 0-383 173-383 383s172 381 383 381c210 0 381-171 381-381z">
          <text:p/>
        </draw:path>
        <draw:path draw:style-name="gr3" draw:text-style-name="P3" draw:layer="layout" svg:width="0.32cm" svg:height="0.319cm" svg:x="7.622cm" svg:y="18.054cm" svg:viewBox="0 0 321 320" svg:d="M321 159c0-88-72-159-161-159-88 0-160 71-160 159 0 90 72 161 160 161 89 0 161-71 161-161z">
          <text:p/>
        </draw:path>
        <draw:path draw:style-name="gr3" draw:text-style-name="P3" draw:layer="layout" svg:width="0.763cm" svg:height="0.763cm" svg:x="7.4cm" svg:y="17.832cm" svg:viewBox="0 0 764 764" svg:d="M764 383c0-210-172-383-383-383s-381 173-381 383 170 381 381 381 383-171 383-381z">
          <text:p/>
        </draw:path>
        <draw:path draw:style-name="gr3" draw:text-style-name="P3" draw:layer="layout" svg:width="0.763cm" svg:height="0.763cm" svg:x="6.13cm" svg:y="17.832cm" svg:viewBox="0 0 764 764" svg:d="M764 383c0-210-171-383-381-383-213 0-383 173-383 383s170 381 383 381c210 0 381-171 381-381z">
          <text:p/>
        </draw:path>
        <draw:path draw:style-name="gr3" draw:text-style-name="P3" draw:layer="layout" svg:width="0.32cm" svg:height="0.319cm" svg:x="6.352cm" svg:y="18.054cm" svg:viewBox="0 0 321 320" svg:d="M321 159c0-88-72-159-161-159-88 0-160 71-160 159 0 90 72 161 160 161 89 0 161-71 161-161z">
          <text:p/>
        </draw:path>
        <draw:path draw:style-name="gr3" draw:text-style-name="P3" draw:layer="layout" svg:width="0.32cm" svg:height="0.319cm" svg:x="8.892cm" svg:y="18.054cm" svg:viewBox="0 0 321 320" svg:d="M321 159c0-88-72-159-161-159-88 0-160 71-160 159 0 90 72 161 160 161 89 0 161-71 161-161z">
          <text:p/>
        </draw:path>
        <draw:line draw:style-name="gr3" draw:text-style-name="P3" draw:layer="layout" svg:x1="22.005cm" svg:y1="24.246cm" svg:x2="19.973cm" svg:y2="24.246cm">
          <text:p/>
        </draw:line>
        <draw:line draw:style-name="gr3" draw:text-style-name="P3" draw:layer="layout" svg:x1="5.749cm" svg:y1="24.246cm" svg:x2="3.05cm" svg:y2="24.246cm">
          <text:p/>
        </draw:line>
        <draw:line draw:style-name="gr3" draw:text-style-name="P3" draw:layer="layout" svg:x1="13.877cm" svg:y1="23.928cm" svg:x2="15.909cm" svg:y2="23.928cm">
          <text:p/>
        </draw:line>
        <draw:line draw:style-name="gr3" draw:text-style-name="P3" draw:layer="layout" svg:x1="5.749cm" svg:y1="23.928cm" svg:x2="5.749cm" svg:y2="24.246cm">
          <text:p/>
        </draw:line>
        <draw:line draw:style-name="gr3" draw:text-style-name="P3" draw:layer="layout" svg:x1="36.229cm" svg:y1="23.928cm" svg:x2="34.197cm" svg:y2="23.928cm">
          <text:p/>
        </draw:line>
        <draw:line draw:style-name="gr3" draw:text-style-name="P3" draw:layer="layout" svg:x1="28.101cm" svg:y1="24.246cm" svg:x2="30.133cm" svg:y2="24.246cm">
          <text:p/>
        </draw:line>
        <draw:line draw:style-name="gr3" draw:text-style-name="P3" draw:layer="layout" svg:x1="28.101cm" svg:y1="23.928cm" svg:x2="26.069cm" svg:y2="23.928cm">
          <text:p/>
        </draw:line>
        <draw:line draw:style-name="gr3" draw:text-style-name="P3" draw:layer="layout" svg:x1="17.941cm" svg:y1="23.928cm" svg:x2="19.973cm" svg:y2="23.928cm">
          <text:p/>
        </draw:line>
        <draw:line draw:style-name="gr3" draw:text-style-name="P3" draw:layer="layout" svg:x1="34.197cm" svg:y1="23.928cm" svg:x2="34.197cm" svg:y2="24.246cm">
          <text:p/>
        </draw:line>
        <draw:line draw:style-name="gr3" draw:text-style-name="P3" draw:layer="layout" svg:x1="7.781cm" svg:y1="23.928cm" svg:x2="7.781cm" svg:y2="24.246cm">
          <text:p/>
        </draw:line>
        <draw:line draw:style-name="gr3" draw:text-style-name="P3" draw:layer="layout" svg:x1="15.909cm" svg:y1="24.246cm" svg:x2="15.909cm" svg:y2="23.928cm">
          <text:p/>
        </draw:line>
        <draw:line draw:style-name="gr3" draw:text-style-name="P3" draw:layer="layout" svg:x1="19.973cm" svg:y1="23.928cm" svg:x2="19.973cm" svg:y2="24.246cm">
          <text:p/>
        </draw:line>
        <draw:path draw:style-name="gr3" draw:text-style-name="P3" draw:layer="layout" svg:width="0.32cm" svg:height="0.319cm" svg:x="7.622cm" svg:y="16.784cm" svg:viewBox="0 0 321 320" svg:d="M321 159c0-88-72-159-161-159-88 0-160 71-160 159 0 90 72 161 160 161 89 0 161-71 161-161z">
          <text:p/>
        </draw:path>
        <draw:line draw:style-name="gr3" draw:text-style-name="P3" draw:layer="layout" svg:x1="28.101cm" svg:y1="23.928cm" svg:x2="28.101cm" svg:y2="24.246cm">
          <text:p/>
        </draw:line>
        <draw:line draw:style-name="gr3" draw:text-style-name="P3" draw:layer="layout" svg:x1="32.165cm" svg:y1="24.246cm" svg:x2="34.197cm" svg:y2="24.246cm">
          <text:p/>
        </draw:line>
        <draw:line draw:style-name="gr3" draw:text-style-name="P3" draw:layer="layout" svg:x1="9.813cm" svg:y1="23.928cm" svg:x2="9.813cm" svg:y2="24.246cm">
          <text:p/>
        </draw:line>
        <draw:line draw:style-name="gr3" draw:text-style-name="P3" draw:layer="layout" svg:x1="36.229cm" svg:y1="23.928cm" svg:x2="36.229cm" svg:y2="24.246cm">
          <text:p/>
        </draw:line>
        <draw:line draw:style-name="gr3" draw:text-style-name="P3" draw:layer="layout" svg:x1="24.037cm" svg:y1="23.928cm" svg:x2="24.037cm" svg:y2="24.246cm">
          <text:p/>
        </draw:line>
        <draw:line draw:style-name="gr3" draw:text-style-name="P3" draw:layer="layout" svg:x1="26.069cm" svg:y1="23.928cm" svg:x2="26.069cm" svg:y2="24.246cm">
          <text:p/>
        </draw:line>
        <draw:line draw:style-name="gr3" draw:text-style-name="P3" draw:layer="layout" svg:x1="13.877cm" svg:y1="23.928cm" svg:x2="13.877cm" svg:y2="24.246cm">
          <text:p/>
        </draw:line>
        <draw:line draw:style-name="gr3" draw:text-style-name="P3" draw:layer="layout" svg:x1="24.037cm" svg:y1="24.246cm" svg:x2="26.069cm" svg:y2="24.246cm">
          <text:p/>
        </draw:line>
        <draw:line draw:style-name="gr3" draw:text-style-name="P3" draw:layer="layout" svg:x1="17.941cm" svg:y1="24.246cm" svg:x2="15.909cm" svg:y2="24.246cm">
          <text:p/>
        </draw:line>
        <draw:line draw:style-name="gr3" draw:text-style-name="P3" draw:layer="layout" svg:x1="9.813cm" svg:y1="23.928cm" svg:x2="11.845cm" svg:y2="23.928cm">
          <text:p/>
        </draw:line>
        <draw:line draw:style-name="gr3" draw:text-style-name="P3" draw:layer="layout" svg:x1="11.845cm" svg:y1="24.246cm" svg:x2="11.845cm" svg:y2="23.928cm">
          <text:p/>
        </draw:line>
        <draw:line draw:style-name="gr3" draw:text-style-name="P3" draw:layer="layout" svg:x1="22.005cm" svg:y1="23.928cm" svg:x2="24.037cm" svg:y2="23.928cm">
          <text:p/>
        </draw:line>
        <draw:path draw:style-name="gr3" draw:text-style-name="P3" draw:layer="layout" svg:width="0.763cm" svg:height="0.763cm" svg:x="8.67cm" svg:y="16.562cm" svg:viewBox="0 0 764 764" svg:d="M764 381c0-210-171-381-381-381-211 0-383 171-383 381 0 212 172 383 383 383 210 0 381-171 381-383z">
          <text:p/>
        </draw:path>
        <draw:line draw:style-name="gr3" draw:text-style-name="P3" draw:layer="layout" svg:x1="32.165cm" svg:y1="23.928cm" svg:x2="32.165cm" svg:y2="24.246cm">
          <text:p/>
        </draw:line>
        <draw:path draw:style-name="gr3" draw:text-style-name="P3" draw:layer="layout" svg:width="0.763cm" svg:height="0.763cm" svg:x="7.4cm" svg:y="16.562cm" svg:viewBox="0 0 764 764" svg:d="M764 381c0-210-172-381-383-381s-381 171-381 381c0 212 170 383 381 383s383-171 383-383z">
          <text:p/>
        </draw:path>
        <draw:line draw:style-name="gr3" draw:text-style-name="P3" draw:layer="layout" svg:x1="38.928cm" svg:y1="24.246cm" svg:x2="36.229cm" svg:y2="24.246cm">
          <text:p/>
        </draw:line>
        <draw:line draw:style-name="gr3" draw:text-style-name="P3" draw:layer="layout" svg:x1="9.813cm" svg:y1="24.246cm" svg:x2="7.781cm" svg:y2="24.246cm">
          <text:p/>
        </draw:line>
        <draw:line draw:style-name="gr3" draw:text-style-name="P3" draw:layer="layout" svg:x1="13.877cm" svg:y1="24.246cm" svg:x2="11.845cm" svg:y2="24.246cm">
          <text:p/>
        </draw:line>
        <draw:path draw:style-name="gr3" draw:text-style-name="P3" draw:layer="layout" svg:width="0.763cm" svg:height="0.763cm" svg:x="6.13cm" svg:y="16.562cm" svg:viewBox="0 0 764 764" svg:d="M764 381c0-210-171-381-381-381-213 0-383 171-383 381 0 212 170 383 383 383 210 0 381-171 381-383z">
          <text:p/>
        </draw:path>
        <draw:line draw:style-name="gr3" draw:text-style-name="P3" draw:layer="layout" svg:x1="22.005cm" svg:y1="24.246cm" svg:x2="22.005cm" svg:y2="23.928cm">
          <text:p/>
        </draw:line>
        <draw:path draw:style-name="gr3" draw:text-style-name="P3" draw:layer="layout" svg:width="0.32cm" svg:height="0.319cm" svg:x="6.352cm" svg:y="16.784cm" svg:viewBox="0 0 321 320" svg:d="M321 159c0-88-72-159-161-159-88 0-160 71-160 159 0 90 72 161 160 161 89 0 161-71 161-161z">
          <text:p/>
        </draw:path>
        <draw:line draw:style-name="gr3" draw:text-style-name="P3" draw:layer="layout" svg:x1="34.197cm" svg:y1="2.008cm" svg:x2="36.229cm" svg:y2="2.008cm">
          <text:p/>
        </draw:line>
        <draw:line draw:style-name="gr3" draw:text-style-name="P3" draw:layer="layout" svg:x1="5.749cm" svg:y1="2.325cm" svg:x2="3.05cm" svg:y2="2.325cm">
          <text:p/>
        </draw:line>
        <draw:line draw:style-name="gr3" draw:text-style-name="P3" draw:layer="layout" svg:x1="22.005cm" svg:y1="5.767cm" svg:x2="22.005cm" svg:y2="5.45cm">
          <text:p/>
        </draw:line>
        <draw:line draw:style-name="gr3" draw:text-style-name="P3" draw:layer="layout" svg:x1="32.165cm" svg:y1="2.325cm" svg:x2="32.165cm" svg:y2="2.008cm">
          <text:p/>
        </draw:line>
        <draw:line draw:style-name="gr3" draw:text-style-name="P3" draw:layer="layout" svg:x1="34.197cm" svg:y1="2.325cm" svg:x2="34.197cm" svg:y2="2.008cm">
          <text:p/>
        </draw:line>
        <draw:line draw:style-name="gr3" draw:text-style-name="P3" draw:layer="layout" svg:x1="36.229cm" svg:y1="5.45cm" svg:x2="38.928cm" svg:y2="5.45cm">
          <text:p/>
        </draw:line>
        <draw:line draw:style-name="gr3" draw:text-style-name="P3" draw:layer="layout" svg:x1="19.973cm" svg:y1="5.45cm" svg:x2="19.973cm" svg:y2="5.767cm">
          <text:p/>
        </draw:line>
        <draw:line draw:style-name="gr3" draw:text-style-name="P3" draw:layer="layout" svg:x1="19.973cm" svg:y1="2.008cm" svg:x2="19.973cm" svg:y2="2.325cm">
          <text:p/>
        </draw:line>
        <draw:line draw:style-name="gr3" draw:text-style-name="P3" draw:layer="layout" svg:x1="3.05cm" svg:y1="5.45cm" svg:x2="3.82cm" svg:y2="5.45cm">
          <text:p/>
        </draw:line>
        <draw:line draw:style-name="gr3" draw:text-style-name="P3" draw:layer="layout" svg:x1="9.813cm" svg:y1="2.325cm" svg:x2="9.813cm" svg:y2="2.008cm">
          <text:p/>
        </draw:line>
        <draw:line draw:style-name="gr3" draw:text-style-name="P3" draw:layer="layout" svg:x1="26.069cm" svg:y1="2.008cm" svg:x2="28.101cm" svg:y2="2.008cm">
          <text:p/>
        </draw:line>
        <draw:line draw:style-name="gr3" draw:text-style-name="P3" draw:layer="layout" svg:x1="24.037cm" svg:y1="5.45cm" svg:x2="26.069cm" svg:y2="5.45cm">
          <text:p/>
        </draw:line>
        <draw:line draw:style-name="gr3" draw:text-style-name="P3" draw:layer="layout" svg:x1="22.005cm" svg:y1="2.325cm" svg:x2="22.005cm" svg:y2="2.008cm">
          <text:p/>
        </draw:line>
        <draw:line draw:style-name="gr3" draw:text-style-name="P3" draw:layer="layout" svg:x1="26.069cm" svg:y1="2.008cm" svg:x2="26.069cm" svg:y2="2.325cm">
          <text:p/>
        </draw:line>
        <draw:line draw:style-name="gr3" draw:text-style-name="P3" draw:layer="layout" svg:x1="24.037cm" svg:y1="5.767cm" svg:x2="22.005cm" svg:y2="5.767cm">
          <text:p/>
        </draw:line>
        <draw:line draw:style-name="gr3" draw:text-style-name="P3" draw:layer="layout" svg:x1="15.909cm" svg:y1="2.008cm" svg:x2="13.877cm" svg:y2="2.008cm">
          <text:p/>
        </draw:line>
        <draw:line draw:style-name="gr3" draw:text-style-name="P3" draw:layer="layout" svg:x1="32.165cm" svg:y1="5.45cm" svg:x2="34.197cm" svg:y2="5.45cm">
          <text:p/>
        </draw:line>
        <draw:line draw:style-name="gr3" draw:text-style-name="P3" draw:layer="layout" svg:x1="22.005cm" svg:y1="2.325cm" svg:x2="19.973cm" svg:y2="2.325cm">
          <text:p/>
        </draw:line>
        <draw:line draw:style-name="gr3" draw:text-style-name="P3" draw:layer="layout" svg:x1="22.005cm" svg:y1="2.008cm" svg:x2="24.037cm" svg:y2="2.008cm">
          <text:p/>
        </draw:line>
        <draw:line draw:style-name="gr3" draw:text-style-name="P3" draw:layer="layout" svg:x1="26.069cm" svg:y1="2.325cm" svg:x2="24.037cm" svg:y2="2.325cm">
          <text:p/>
        </draw:line>
        <draw:line draw:style-name="gr3" draw:text-style-name="P3" draw:layer="layout" svg:x1="15.909cm" svg:y1="5.767cm" svg:x2="15.909cm" svg:y2="5.45cm">
          <text:p/>
        </draw:line>
        <draw:line draw:style-name="gr3" draw:text-style-name="P3" draw:layer="layout" svg:x1="30.133cm" svg:y1="5.45cm" svg:x2="30.133cm" svg:y2="5.767cm">
          <text:p/>
        </draw:line>
        <draw:line draw:style-name="gr3" draw:text-style-name="P3" draw:layer="layout" svg:x1="30.133cm" svg:y1="2.325cm" svg:x2="28.101cm" svg:y2="2.325cm">
          <text:p/>
        </draw:line>
        <draw:line draw:style-name="gr3" draw:text-style-name="P3" draw:layer="layout" svg:x1="7.781cm" svg:y1="2.325cm" svg:x2="7.781cm" svg:y2="2.008cm">
          <text:p/>
        </draw:line>
        <draw:line draw:style-name="gr3" draw:text-style-name="P3" draw:layer="layout" svg:x1="28.101cm" svg:y1="2.325cm" svg:x2="28.101cm" svg:y2="2.008cm">
          <text:p/>
        </draw:line>
        <draw:line draw:style-name="gr3" draw:text-style-name="P3" draw:layer="layout" svg:x1="30.133cm" svg:y1="2.008cm" svg:x2="32.165cm" svg:y2="2.008cm">
          <text:p/>
        </draw:line>
        <draw:line draw:style-name="gr3" draw:text-style-name="P3" draw:layer="layout" svg:x1="15.909cm" svg:y1="2.325cm" svg:x2="17.941cm" svg:y2="2.325cm">
          <text:p/>
        </draw:line>
        <draw:line draw:style-name="gr3" draw:text-style-name="P3" draw:layer="layout" svg:x1="17.941cm" svg:y1="2.008cm" svg:x2="19.973cm" svg:y2="2.008cm">
          <text:p/>
        </draw:line>
        <draw:line draw:style-name="gr3" draw:text-style-name="P3" draw:layer="layout" svg:x1="13.877cm" svg:y1="2.325cm" svg:x2="13.877cm" svg:y2="2.008cm">
          <text:p/>
        </draw:line>
        <draw:line draw:style-name="gr3" draw:text-style-name="P3" draw:layer="layout" svg:x1="34.197cm" svg:y1="2.325cm" svg:x2="32.165cm" svg:y2="2.325cm">
          <text:p/>
        </draw:line>
        <draw:line draw:style-name="gr3" draw:text-style-name="P3" draw:layer="layout" svg:x1="24.037cm" svg:y1="2.325cm" svg:x2="24.037cm" svg:y2="2.008cm">
          <text:p/>
        </draw:line>
        <draw:line draw:style-name="gr3" draw:text-style-name="P3" draw:layer="layout" svg:x1="15.909cm" svg:y1="2.325cm" svg:x2="15.909cm" svg:y2="2.008cm">
          <text:p/>
        </draw:line>
        <draw:line draw:style-name="gr3" draw:text-style-name="P3" draw:layer="layout" svg:x1="19.973cm" svg:y1="5.45cm" svg:x2="22.005cm" svg:y2="5.45cm">
          <text:p/>
        </draw:line>
        <draw:line draw:style-name="gr3" draw:text-style-name="P3" draw:layer="layout" svg:x1="32.165cm" svg:y1="5.767cm" svg:x2="32.165cm" svg:y2="5.45cm">
          <text:p/>
        </draw:line>
        <draw:line draw:style-name="gr3" draw:text-style-name="P3" draw:layer="layout" svg:x1="28.101cm" svg:y1="5.767cm" svg:x2="28.101cm" svg:y2="5.45cm">
          <text:p/>
        </draw:line>
        <draw:line draw:style-name="gr3" draw:text-style-name="P3" draw:layer="layout" svg:x1="11.845cm" svg:y1="2.325cm" svg:x2="11.845cm" svg:y2="2.008cm">
          <text:p/>
        </draw:line>
        <draw:line draw:style-name="gr3" draw:text-style-name="P3" draw:layer="layout" svg:x1="34.197cm" svg:y1="5.767cm" svg:x2="34.197cm" svg:y2="5.45cm">
          <text:p/>
        </draw:line>
        <draw:line draw:style-name="gr3" draw:text-style-name="P3" draw:layer="layout" svg:x1="17.941cm" svg:y1="5.45cm" svg:x2="15.909cm" svg:y2="5.45cm">
          <text:p/>
        </draw:line>
        <draw:line draw:style-name="gr3" draw:text-style-name="P3" draw:layer="layout" svg:x1="26.069cm" svg:y1="5.45cm" svg:x2="26.069cm" svg:y2="5.767cm">
          <text:p/>
        </draw:line>
        <draw:line draw:style-name="gr3" draw:text-style-name="P3" draw:layer="layout" svg:x1="28.101cm" svg:y1="5.45cm" svg:x2="30.133cm" svg:y2="5.45cm">
          <text:p/>
        </draw:line>
        <draw:path draw:style-name="gr3" draw:text-style-name="P3" draw:layer="layout" svg:width="0.32cm" svg:height="0.319cm" svg:x="6.352cm" svg:y="14.244cm" svg:viewBox="0 0 321 320" svg:d="M321 159c0-88-72-159-161-159-88 0-160 71-160 159 0 90 72 161 160 161 89 0 161-71 161-161z">
          <text:p/>
        </draw:path>
        <draw:path draw:style-name="gr3" draw:text-style-name="P3" draw:layer="layout" svg:width="0.191cm" svg:height="0.192cm" svg:x="17.3cm" svg:y="26.887cm" svg:viewBox="0 0 192 193" svg:d="M192 0c0 106-85 193-192 193">
          <text:p/>
        </draw:path>
        <draw:path draw:style-name="gr3" draw:text-style-name="P3" draw:layer="layout" svg:width="0.191cm" svg:height="0.191cm" svg:x="17.3cm" svg:y="25.427cm" svg:viewBox="0 0 192 192" svg:d="M0 0c107 0 192 86 192 192">
          <text:p/>
        </draw:path>
        <draw:path draw:style-name="gr3" draw:text-style-name="P3" draw:layer="layout" svg:width="0.191cm" svg:height="0.191cm" svg:x="13.998cm" svg:y="25.427cm" svg:viewBox="0 0 192 192" svg:d="M0 192c0-106 86-192 192-192">
          <text:p/>
        </draw:path>
        <draw:line draw:style-name="gr3" draw:text-style-name="P3" draw:layer="layout" svg:x1="12.22cm" svg:y1="25.427cm" svg:x2="9.109cm" svg:y2="25.427cm">
          <text:p/>
        </draw:line>
        <draw:path draw:style-name="gr3" draw:text-style-name="P3" draw:layer="layout" svg:width="0.191cm" svg:height="0.191cm" svg:x="8.918cm" svg:y="25.427cm" svg:viewBox="0 0 192 192" svg:d="M0 192c0-106 85-192 192-192">
          <text:p/>
        </draw:path>
        <draw:path draw:style-name="gr3" draw:text-style-name="P3" draw:layer="layout" svg:width="0.191cm" svg:height="0.192cm" svg:x="12.22cm" svg:y="26.887cm" svg:viewBox="0 0 192 193" svg:d="M192 0c0 106-84 193-192 193">
          <text:p/>
        </draw:path>
        <draw:path draw:style-name="gr3" draw:text-style-name="P3" draw:layer="layout" svg:width="0.191cm" svg:height="0.192cm" svg:x="8.918cm" svg:y="26.887cm" svg:viewBox="0 0 192 193" svg:d="M192 193c-107 0-192-87-192-193">
          <text:p/>
        </draw:path>
        <draw:line draw:style-name="gr3" draw:text-style-name="P3" draw:layer="layout" svg:x1="17.491cm" svg:y1="26.887cm" svg:x2="17.491cm" svg:y2="25.617cm">
          <text:p/>
        </draw:line>
        <draw:path draw:style-name="gr3" draw:text-style-name="P3" draw:layer="layout" svg:width="0.191cm" svg:height="0.191cm" svg:x="12.22cm" svg:y="25.427cm" svg:viewBox="0 0 192 192" svg:d="M0 0c108 0 192 86 192 192">
          <text:p/>
        </draw:path>
        <draw:path draw:style-name="gr3" draw:text-style-name="P3" draw:layer="layout" svg:width="0.763cm" svg:height="0.763cm" svg:x="6.13cm" svg:y="14.022cm" svg:viewBox="0 0 764 764" svg:d="M764 383c0-210-171-383-381-383-213 0-383 173-383 383s170 381 383 381c210 0 381-171 381-381z">
          <text:p/>
        </draw:path>
        <draw:line draw:style-name="gr3" draw:text-style-name="P3" draw:layer="layout" svg:x1="17.3cm" svg:y1="25.427cm" svg:x2="14.189cm" svg:y2="25.427cm">
          <text:p/>
        </draw:line>
        <draw:path draw:style-name="gr3" draw:text-style-name="P3" draw:layer="layout" svg:width="1.422cm" svg:height="1.421cm" svg:x="28.058cm" svg:y="3.622cm" svg:viewBox="0 0 1423 1422" svg:d="M0 710c0-392 317-710 710-710 394 0 713 318 713 710s-319 712-713 712c-393 0-710-320-710-712z">
          <text:p/>
        </draw:path>
        <draw:path draw:style-name="gr3" draw:text-style-name="P3" draw:layer="layout" svg:width="2.034cm" svg:height="2.034cm" svg:x="22.672cm" svg:y="2.934cm" svg:viewBox="0 0 2035 2035" svg:d="M0 1019c0-561 455-1019 1019-1019 561 0 1016 458 1016 1019s-455 1016-1016 1016c-564 0-1019-455-1019-1016z">
          <text:p/>
        </draw:path>
        <draw:line draw:style-name="gr3" draw:text-style-name="P3" draw:layer="layout" svg:x1="8.918cm" svg:y1="25.617cm" svg:x2="8.918cm" svg:y2="26.887cm">
          <text:p/>
        </draw:line>
        <draw:line draw:style-name="gr3" draw:text-style-name="P3" draw:layer="layout" svg:x1="9.109cm" svg:y1="27.078cm" svg:x2="12.22cm" svg:y2="27.078cm">
          <text:p/>
        </draw:line>
        <draw:line draw:style-name="gr3" draw:text-style-name="P3" draw:layer="layout" svg:x1="16.385cm" svg:y1="5.157cm" svg:x2="20.83cm" svg:y2="5.157cm">
          <text:p/>
        </draw:line>
        <draw:line draw:style-name="gr3" draw:text-style-name="P3" draw:layer="layout" svg:x1="14.189cm" svg:y1="27.078cm" svg:x2="17.3cm" svg:y2="27.078cm">
          <text:p/>
        </draw:line>
        <draw:path draw:style-name="gr3" draw:text-style-name="P3" draw:layer="layout" svg:width="1.201cm" svg:height="1.201cm" svg:x="25.628cm" svg:y="3.7cm" svg:viewBox="0 0 1202 1202" svg:d="M0 602c0-333 271-602 603-602 330 0 599 269 599 602 0 332-269 600-599 600-332 0-603-268-603-600z">
          <text:p/>
        </draw:path>
        <draw:line draw:style-name="gr3" draw:text-style-name="P3" draw:layer="layout" svg:x1="21.021cm" svg:y1="4.967cm" svg:x2="21.021cm" svg:y2="3.411cm">
          <text:p/>
        </draw:line>
        <draw:path draw:style-name="gr3" draw:text-style-name="P3" draw:layer="layout" svg:width="0.193cm" svg:height="0.191cm" svg:x="20.83cm" svg:y="3.221cm" svg:viewBox="0 0 194 192" svg:d="M0 0c106 0 194 85 194 192">
          <text:p/>
        </draw:path>
        <draw:path draw:style-name="gr3" draw:text-style-name="P3" draw:layer="layout" svg:width="0.191cm" svg:height="0.191cm" svg:x="16.195cm" svg:y="3.221cm" svg:viewBox="0 0 192 192" svg:d="M0 192c0-107 87-192 192-192">
          <text:p/>
        </draw:path>
        <draw:path draw:style-name="gr3" draw:text-style-name="P3" draw:layer="layout" svg:width="0.193cm" svg:height="0.191cm" svg:x="20.83cm" svg:y="4.967cm" svg:viewBox="0 0 194 192" svg:d="M194 0c0 107-88 192-194 192">
          <text:p/>
        </draw:path>
        <draw:line draw:style-name="gr3" draw:text-style-name="P3" draw:layer="layout" svg:x1="38.928cm" svg:y1="2.325cm" svg:x2="36.229cm" svg:y2="2.325cm">
          <text:p/>
        </draw:line>
        <draw:line draw:style-name="gr3" draw:text-style-name="P3" draw:layer="layout" svg:x1="19.973cm" svg:y1="5.767cm" svg:x2="17.941cm" svg:y2="5.767cm">
          <text:p/>
        </draw:line>
        <draw:path draw:style-name="gr3" draw:text-style-name="P3" draw:layer="layout" svg:width="0.191cm" svg:height="0.191cm" svg:x="16.195cm" svg:y="4.967cm" svg:viewBox="0 0 192 192" svg:d="M192 192c-105 0-192-85-192-192">
          <text:p/>
        </draw:path>
        <draw:path draw:style-name="gr3" draw:text-style-name="P3" draw:layer="layout" svg:width="0.191cm" svg:height="0.192cm" svg:x="13.998cm" svg:y="26.887cm" svg:viewBox="0 0 192 193" svg:d="M192 193c-106 0-192-87-192-193">
          <text:p/>
        </draw:path>
        <draw:line draw:style-name="gr3" draw:text-style-name="P3" draw:layer="layout" svg:x1="16.195cm" svg:y1="3.411cm" svg:x2="16.195cm" svg:y2="4.967cm">
          <text:p/>
        </draw:line>
        <draw:line draw:style-name="gr3" draw:text-style-name="P3" draw:layer="layout" svg:x1="13.998cm" svg:y1="25.617cm" svg:x2="13.998cm" svg:y2="26.887cm">
          <text:p/>
        </draw:line>
        <draw:line draw:style-name="gr3" draw:text-style-name="P3" draw:layer="layout" svg:x1="20.83cm" svg:y1="3.221cm" svg:x2="16.385cm" svg:y2="3.221cm">
          <text:p/>
        </draw:line>
        <draw:line draw:style-name="gr3" draw:text-style-name="P3" draw:layer="layout" svg:x1="12.411cm" svg:y1="26.887cm" svg:x2="12.411cm" svg:y2="25.617cm">
          <text:p/>
        </draw:line>
        <draw:path draw:style-name="gr3" draw:text-style-name="P3" draw:layer="layout" svg:width="1.122cm" svg:height="1.121cm" svg:x="35.828cm" svg:y="3.772cm" svg:viewBox="0 0 1123 1122" svg:d="M0 562c0-309 251-562 562-562 310 0 561 253 561 562s-251 560-561 560c-311 0-562-251-562-560z">
          <text:p/>
        </draw:path>
        <draw:path draw:style-name="gr3" draw:text-style-name="P3" draw:layer="layout" svg:width="1.201cm" svg:height="1.201cm" svg:x="30.708cm" svg:y="3.7cm" svg:viewBox="0 0 1202 1202" svg:d="M0 602c0-333 268-602 600-602s602 269 602 602c0 332-270 600-602 600s-600-268-600-600z">
          <text:p/>
        </draw:path>
        <draw:path draw:style-name="gr3" draw:text-style-name="P3" draw:layer="layout" svg:width="2.034cm" svg:height="2.033cm" svg:x="32.832cm" svg:y="2.935cm" svg:viewBox="0 0 2035 2034" svg:d="M0 1018c0-561 455-1018 1019-1018 561 0 1016 457 1016 1018s-455 1016-1016 1016c-564 0-1019-455-1019-1016z">
          <text:p/>
        </draw:path>
        <draw:line draw:style-name="gr3" draw:text-style-name="P3" draw:layer="layout" svg:x1="36.229cm" svg:y1="5.767cm" svg:x2="36.229cm" svg:y2="5.45cm">
          <text:p/>
        </draw:line>
        <draw:line draw:style-name="gr3" draw:text-style-name="P3" draw:layer="layout" svg:x1="36.229cm" svg:y1="5.767cm" svg:x2="34.197cm" svg:y2="5.767cm">
          <text:p/>
        </draw:line>
        <draw:line draw:style-name="gr3" draw:text-style-name="P3" draw:layer="layout" svg:x1="15cm" svg:y1="5.767cm" svg:x2="15.91cm" svg:y2="5.767cm">
          <text:p/>
        </draw:line>
        <draw:line draw:style-name="gr3" draw:text-style-name="P3" draw:layer="layout" svg:x1="28.101cm" svg:y1="5.767cm" svg:x2="26.069cm" svg:y2="5.767cm">
          <text:p/>
        </draw:line>
        <draw:line draw:style-name="gr3" draw:text-style-name="P3" draw:layer="layout" svg:x1="17.941cm" svg:y1="2.325cm" svg:x2="17.941cm" svg:y2="2.008cm">
          <text:p/>
        </draw:line>
        <draw:line draw:style-name="gr3" draw:text-style-name="P3" draw:layer="layout" svg:x1="32.165cm" svg:y1="5.767cm" svg:x2="30.133cm" svg:y2="5.767cm">
          <text:p/>
        </draw:line>
        <draw:line draw:style-name="gr3" draw:text-style-name="P3" draw:layer="layout" svg:x1="36.229cm" svg:y1="2.325cm" svg:x2="36.229cm" svg:y2="2.008cm">
          <text:p/>
        </draw:line>
        <draw:line draw:style-name="gr3" draw:text-style-name="P3" draw:layer="layout" svg:x1="17.941cm" svg:y1="5.767cm" svg:x2="17.941cm" svg:y2="5.45cm">
          <text:p/>
        </draw:line>
        <draw:path draw:style-name="gr3" draw:text-style-name="P3" draw:layer="layout" svg:width="0.763cm" svg:height="0.763cm" svg:x="7.4cm" svg:y="15.292cm" svg:viewBox="0 0 764 764" svg:d="M764 383c0-212-172-383-383-383s-381 171-381 383c0 210 170 381 381 381s383-171 383-381z">
          <text:p/>
        </draw:path>
        <draw:path draw:style-name="gr3" draw:text-style-name="P3" draw:layer="layout" svg:width="0.763cm" svg:height="0.763cm" svg:x="6.13cm" svg:y="15.292cm" svg:viewBox="0 0 764 764" svg:d="M764 383c0-212-171-383-381-383-213 0-383 171-383 383 0 210 170 381 383 381 210 0 381-171 381-381z">
          <text:p/>
        </draw:path>
        <draw:path draw:style-name="gr3" draw:text-style-name="P3" draw:layer="layout" svg:width="0.32cm" svg:height="0.319cm" svg:x="7.622cm" svg:y="15.514cm" svg:viewBox="0 0 321 320" svg:d="M321 159c0-88-72-159-161-159-88 0-160 71-160 159 0 90 72 161 160 161 89 0 161-71 161-161z">
          <text:p/>
        </draw:path>
        <draw:path draw:style-name="gr3" draw:text-style-name="P3" draw:layer="layout" svg:width="0.763cm" svg:height="0.763cm" svg:x="7.4cm" svg:y="14.022cm" svg:viewBox="0 0 764 764" svg:d="M764 383c0-210-172-383-383-383s-381 173-381 383 170 381 381 381 383-171 383-381z">
          <text:p/>
        </draw:path>
        <draw:path draw:style-name="gr3" draw:text-style-name="P3" draw:layer="layout" svg:width="0.32cm" svg:height="0.319cm" svg:x="8.892cm" svg:y="15.514cm" svg:viewBox="0 0 321 320" svg:d="M321 159c0-88-72-159-161-159-88 0-160 71-160 159 0 90 72 161 160 161 89 0 161-71 161-161z">
          <text:p/>
        </draw:path>
        <draw:path draw:style-name="gr3" draw:text-style-name="P3" draw:layer="layout" svg:width="0.32cm" svg:height="0.319cm" svg:x="7.622cm" svg:y="14.244cm" svg:viewBox="0 0 321 320" svg:d="M321 159c0-88-72-159-161-159-88 0-160 71-160 159 0 90 72 161 160 161 89 0 161-71 161-161z">
          <text:p/>
        </draw:path>
        <draw:path draw:style-name="gr3" draw:text-style-name="P3" draw:layer="layout" svg:width="0.32cm" svg:height="0.319cm" svg:x="6.352cm" svg:y="15.514cm" svg:viewBox="0 0 321 320" svg:d="M321 159c0-88-72-159-161-159-88 0-160 71-160 159 0 90 72 161 160 161 89 0 161-71 161-161z">
          <text:p/>
        </draw:path>
        <draw:path draw:style-name="gr3" draw:text-style-name="P3" draw:layer="layout" svg:width="0.763cm" svg:height="0.763cm" svg:x="8.67cm" svg:y="14.022cm" svg:viewBox="0 0 764 764" svg:d="M764 383c0-210-171-383-381-383-211 0-383 173-383 383s172 381 383 381c210 0 381-171 381-381z">
          <text:p/>
        </draw:path>
        <draw:path draw:style-name="gr3" draw:text-style-name="P3" draw:layer="layout" svg:width="0.32cm" svg:height="0.319cm" svg:x="8.892cm" svg:y="14.244cm" svg:viewBox="0 0 321 320" svg:d="M321 159c0-88-72-159-161-159-88 0-160 71-160 159 0 90 72 161 160 161 89 0 161-71 161-161z">
          <text:p/>
        </draw:path>
        <draw:path draw:style-name="gr3" draw:text-style-name="P3" draw:layer="layout" svg:width="0.763cm" svg:height="0.763cm" svg:x="8.67cm" svg:y="15.292cm" svg:viewBox="0 0 764 764" svg:d="M764 383c0-212-171-383-381-383-211 0-383 171-383 383 0 210 172 381 383 381 210 0 381-171 381-381z">
          <text:p/>
        </draw:path>
        <draw:path draw:style-name="gr3" draw:text-style-name="P3" draw:layer="layout" svg:width="0.32cm" svg:height="0.319cm" svg:x="8.892cm" svg:y="16.784cm" svg:viewBox="0 0 321 320" svg:d="M321 159c0-88-72-159-161-159-88 0-160 71-160 159 0 90 72 161 160 161 89 0 161-71 161-161z">
          <text:p/>
        </draw:path>
        <draw:line draw:style-name="gr3" draw:text-style-name="P3" draw:layer="layout" svg:x1="3.05cm" svg:y1="24.246cm" svg:x2="3.05cm" svg:y2="27.37cm">
          <text:p/>
        </draw:line>
        <draw:line draw:style-name="gr3" draw:text-style-name="P3" draw:layer="layout" svg:x1="30.133cm" svg:y1="23.928cm" svg:x2="30.133cm" svg:y2="24.246cm">
          <text:p/>
        </draw:line>
        <draw:line draw:style-name="gr3" draw:text-style-name="P3" draw:layer="layout" svg:x1="3.05cm" svg:y1="5.45cm" svg:x2="3.05cm" svg:y2="2.325cm">
          <text:p/>
        </draw:line>
        <draw:line draw:style-name="gr3" draw:text-style-name="P3" draw:layer="layout" svg:x1="10.956cm" svg:y1="17.102cm" svg:x2="10.956cm" svg:y2="13.978cm">
          <text:p/>
        </draw:line>
        <draw:line draw:style-name="gr3" draw:text-style-name="P3" draw:layer="layout" svg:x1="38.928cm" svg:y1="5.45cm" svg:x2="38.928cm" svg:y2="2.325cm">
          <text:p/>
        </draw:line>
        <draw:line draw:style-name="gr3" draw:text-style-name="P3" draw:layer="layout" svg:x1="32.165cm" svg:y1="23.928cm" svg:x2="30.133cm" svg:y2="23.928cm">
          <text:p/>
        </draw:line>
        <draw:line draw:style-name="gr3" draw:text-style-name="P3" draw:layer="layout" svg:x1="26.926cm" svg:y1="17.102cm" svg:x2="26.926cm" svg:y2="13.978cm">
          <text:p/>
        </draw:line>
        <draw:line draw:style-name="gr3" draw:text-style-name="P3" draw:layer="layout" svg:x1="5.749cm" svg:y1="23.928cm" svg:x2="7.781cm" svg:y2="23.928cm">
          <text:p/>
        </draw:line>
        <draw:line draw:style-name="gr3" draw:text-style-name="P3" draw:layer="layout" svg:x1="10.956cm" svg:y1="21.674cm" svg:x2="10.956cm" svg:y2="18.55cm">
          <text:p/>
        </draw:line>
        <draw:line draw:style-name="gr3" draw:text-style-name="P3" draw:layer="layout" svg:x1="17.941cm" svg:y1="23.928cm" svg:x2="17.941cm" svg:y2="24.246cm">
          <text:p/>
        </draw:line>
        <draw:line draw:style-name="gr3" draw:text-style-name="P3" draw:layer="layout" svg:x1="26.926cm" svg:y1="18.55cm" svg:x2="26.926cm" svg:y2="21.674cm">
          <text:p/>
        </draw:line>
        <draw:line draw:style-name="gr3" draw:text-style-name="P3" draw:layer="layout" svg:x1="36.229cm" svg:y1="27.37cm" svg:x2="38.928cm" svg:y2="27.37cm">
          <text:p/>
        </draw:line>
        <draw:line draw:style-name="gr3" draw:text-style-name="P3" draw:layer="layout" svg:x1="30.133cm" svg:y1="27.37cm" svg:x2="30.133cm" svg:y2="27.687cm">
          <text:p/>
        </draw:line>
        <draw:line draw:style-name="gr3" draw:text-style-name="P3" draw:layer="layout" svg:x1="19.973cm" svg:y1="27.37cm" svg:x2="19.973cm" svg:y2="27.687cm">
          <text:p/>
        </draw:line>
        <draw:line draw:style-name="gr3" draw:text-style-name="P3" draw:layer="layout" svg:x1="28.101cm" svg:y1="27.37cm" svg:x2="28.101cm" svg:y2="27.687cm">
          <text:p/>
        </draw:line>
        <draw:line draw:style-name="gr3" draw:text-style-name="P3" draw:layer="layout" svg:x1="9.813cm" svg:y1="27.37cm" svg:x2="9.813cm" svg:y2="27.687cm">
          <text:p/>
        </draw:line>
        <draw:line draw:style-name="gr3" draw:text-style-name="P3" draw:layer="layout" svg:x1="26.069cm" svg:y1="27.37cm" svg:x2="26.069cm" svg:y2="27.687cm">
          <text:p/>
        </draw:line>
        <draw:line draw:style-name="gr3" draw:text-style-name="P3" draw:layer="layout" svg:x1="17.941cm" svg:y1="27.37cm" svg:x2="17.941cm" svg:y2="27.687cm">
          <text:p/>
        </draw:line>
        <draw:line draw:style-name="gr3" draw:text-style-name="P3" draw:layer="layout" svg:x1="24.037cm" svg:y1="5.767cm" svg:x2="24.037cm" svg:y2="5.45cm">
          <text:p/>
        </draw:line>
        <draw:line draw:style-name="gr3" draw:text-style-name="P3" draw:layer="layout" svg:x1="5.749cm" svg:y1="2.325cm" svg:x2="5.749cm" svg:y2="2.008cm">
          <text:p/>
        </draw:line>
        <draw:line draw:style-name="gr3" draw:text-style-name="P3" draw:layer="layout" svg:x1="7.781cm" svg:y1="2.008cm" svg:x2="5.749cm" svg:y2="2.008cm">
          <text:p/>
        </draw:line>
        <draw:line draw:style-name="gr3" draw:text-style-name="P3" draw:layer="layout" svg:x1="7.781cm" svg:y1="2.325cm" svg:x2="9.813cm" svg:y2="2.325cm">
          <text:p/>
        </draw:line>
        <draw:line draw:style-name="gr3" draw:text-style-name="P3" draw:layer="layout" svg:x1="3.05cm" svg:y1="27.37cm" svg:x2="5.749cm" svg:y2="27.37cm">
          <text:p/>
        </draw:line>
        <draw:line draw:style-name="gr3" draw:text-style-name="P3" draw:layer="layout" svg:x1="30.133cm" svg:y1="2.008cm" svg:x2="30.133cm" svg:y2="2.325cm">
          <text:p/>
        </draw:line>
        <draw:line draw:style-name="gr3" draw:text-style-name="P3" draw:layer="layout" svg:x1="36.229cm" svg:y1="27.37cm" svg:x2="36.229cm" svg:y2="27.687cm">
          <text:p/>
        </draw:line>
        <draw:line draw:style-name="gr3" draw:text-style-name="P3" draw:layer="layout" svg:x1="22.005cm" svg:y1="27.687cm" svg:x2="22.005cm" svg:y2="27.37cm">
          <text:p/>
        </draw:line>
        <draw:line draw:style-name="gr3" draw:text-style-name="P3" draw:layer="layout" svg:x1="11.845cm" svg:y1="2.325cm" svg:x2="13.877cm" svg:y2="2.325cm">
          <text:p/>
        </draw:line>
        <draw:line draw:style-name="gr3" draw:text-style-name="P3" draw:layer="layout" svg:x1="15.909cm" svg:y1="27.687cm" svg:x2="15.909cm" svg:y2="27.37cm">
          <text:p/>
        </draw:line>
        <draw:line draw:style-name="gr3" draw:text-style-name="P3" draw:layer="layout" svg:x1="24.037cm" svg:y1="27.37cm" svg:x2="24.037cm" svg:y2="27.687cm">
          <text:p/>
        </draw:line>
        <draw:line draw:style-name="gr3" draw:text-style-name="P3" draw:layer="layout" svg:x1="32.165cm" svg:y1="27.37cm" svg:x2="32.165cm" svg:y2="27.687cm">
          <text:p/>
        </draw:line>
        <draw:line draw:style-name="gr3" draw:text-style-name="P3" draw:layer="layout" svg:x1="34.197cm" svg:y1="27.37cm" svg:x2="34.197cm" svg:y2="27.687cm">
          <text:p/>
        </draw:line>
        <draw:line draw:style-name="gr3" draw:text-style-name="P3" draw:layer="layout" svg:x1="11.845cm" svg:y1="2.008cm" svg:x2="9.813cm" svg:y2="2.008cm">
          <text:p/>
        </draw:line>
        <draw:line draw:style-name="gr3" draw:text-style-name="P3" draw:layer="layout" svg:x1="11.845cm" svg:y1="27.687cm" svg:x2="11.845cm" svg:y2="27.37cm">
          <text:p/>
        </draw:line>
        <draw:line draw:style-name="gr3" draw:text-style-name="P3" draw:layer="layout" svg:x1="34.197cm" svg:y1="27.687cm" svg:x2="36.229cm" svg:y2="27.687cm">
          <text:p/>
        </draw:line>
        <draw:line draw:style-name="gr3" draw:text-style-name="P3" draw:layer="layout" svg:x1="22.005cm" svg:y1="18.232cm" svg:x2="24.037cm" svg:y2="18.232cm">
          <text:p/>
        </draw:line>
        <draw:line draw:style-name="gr3" draw:text-style-name="P3" draw:layer="layout" svg:x1="19.973cm" svg:y1="27.687cm" svg:x2="17.941cm" svg:y2="27.687cm">
          <text:p/>
        </draw:line>
        <draw:line draw:style-name="gr3" draw:text-style-name="P3" draw:layer="layout" svg:x1="17.941cm" svg:y1="18.232cm" svg:x2="19.973cm" svg:y2="18.232cm">
          <text:p/>
        </draw:line>
        <draw:line draw:style-name="gr3" draw:text-style-name="P3" draw:layer="layout" svg:x1="24.037cm" svg:y1="21.674cm" svg:x2="24.037cm" svg:y2="21.991cm">
          <text:p/>
        </draw:line>
        <draw:line draw:style-name="gr3" draw:text-style-name="P3" draw:layer="layout" svg:x1="30.133cm" svg:y1="27.687cm" svg:x2="32.165cm" svg:y2="27.687cm">
          <text:p/>
        </draw:line>
        <draw:line draw:style-name="gr3" draw:text-style-name="P3" draw:layer="layout" svg:x1="26.926cm" svg:y1="18.55cm" svg:x2="24.037cm" svg:y2="18.55cm">
          <text:p/>
        </draw:line>
        <draw:line draw:style-name="gr3" draw:text-style-name="P3" draw:layer="layout" svg:x1="5.749cm" svg:y1="27.37cm" svg:x2="5.749cm" svg:y2="27.687cm">
          <text:p/>
        </draw:line>
        <draw:line draw:style-name="gr3" draw:text-style-name="P3" draw:layer="layout" svg:x1="15.909cm" svg:y1="27.37cm" svg:x2="17.941cm" svg:y2="27.37cm">
          <text:p/>
        </draw:line>
        <draw:line draw:style-name="gr3" draw:text-style-name="P3" draw:layer="layout" svg:x1="34.197cm" svg:y1="27.37cm" svg:x2="32.165cm" svg:y2="27.37cm">
          <text:p/>
        </draw:line>
        <draw:line draw:style-name="gr3" draw:text-style-name="P3" draw:layer="layout" svg:x1="22.005cm" svg:y1="21.991cm" svg:x2="22.005cm" svg:y2="21.674cm">
          <text:p/>
        </draw:line>
        <draw:line draw:style-name="gr3" draw:text-style-name="P3" draw:layer="layout" svg:x1="17.941cm" svg:y1="21.991cm" svg:x2="17.941cm" svg:y2="21.674cm">
          <text:p/>
        </draw:line>
        <draw:line draw:style-name="gr3" draw:text-style-name="P3" draw:layer="layout" svg:x1="13.877cm" svg:y1="21.674cm" svg:x2="10.956cm" svg:y2="21.674cm">
          <text:p/>
        </draw:line>
        <draw:line draw:style-name="gr3" draw:text-style-name="P3" draw:layer="layout" svg:x1="13.877cm" svg:y1="21.991cm" svg:x2="15.909cm" svg:y2="21.991cm">
          <text:p/>
        </draw:line>
        <draw:line draw:style-name="gr3" draw:text-style-name="P3" draw:layer="layout" svg:x1="22.005cm" svg:y1="21.674cm" svg:x2="19.973cm" svg:y2="21.674cm">
          <text:p/>
        </draw:line>
        <draw:line draw:style-name="gr3" draw:text-style-name="P3" draw:layer="layout" svg:x1="24.037cm" svg:y1="18.232cm" svg:x2="24.037cm" svg:y2="18.55cm">
          <text:p/>
        </draw:line>
        <draw:line draw:style-name="gr3" draw:text-style-name="P3" draw:layer="layout" svg:x1="13.877cm" svg:y1="17.102cm" svg:x2="10.956cm" svg:y2="17.102cm">
          <text:p/>
        </draw:line>
        <draw:line draw:style-name="gr3" draw:text-style-name="P3" draw:layer="layout" svg:x1="13.877cm" svg:y1="13.978cm" svg:x2="10.956cm" svg:y2="13.978cm">
          <text:p/>
        </draw:line>
        <draw:line draw:style-name="gr3" draw:text-style-name="P3" draw:layer="layout" svg:x1="11.845cm" svg:y1="27.687cm" svg:x2="9.813cm" svg:y2="27.687cm">
          <text:p/>
        </draw:line>
        <draw:line draw:style-name="gr3" draw:text-style-name="P3" draw:layer="layout" svg:x1="17.941cm" svg:y1="21.674cm" svg:x2="15.909cm" svg:y2="21.674cm">
          <text:p/>
        </draw:line>
        <draw:line draw:style-name="gr3" draw:text-style-name="P3" draw:layer="layout" svg:x1="15.909cm" svg:y1="21.674cm" svg:x2="15.909cm" svg:y2="21.991cm">
          <text:p/>
        </draw:line>
        <draw:line draw:style-name="gr3" draw:text-style-name="P3" draw:layer="layout" svg:x1="22.005cm" svg:y1="18.55cm" svg:x2="19.973cm" svg:y2="18.55cm">
          <text:p/>
        </draw:line>
        <draw:line draw:style-name="gr3" draw:text-style-name="P3" draw:layer="layout" svg:x1="17.941cm" svg:y1="18.55cm" svg:x2="15.909cm" svg:y2="18.55cm">
          <text:p/>
        </draw:line>
        <draw:line draw:style-name="gr3" draw:text-style-name="P3" draw:layer="layout" svg:x1="26.069cm" svg:y1="27.687cm" svg:x2="28.101cm" svg:y2="27.687cm">
          <text:p/>
        </draw:line>
        <draw:line draw:style-name="gr3" draw:text-style-name="P3" draw:layer="layout" svg:x1="7.781cm" svg:y1="27.687cm" svg:x2="5.749cm" svg:y2="27.687cm">
          <text:p/>
        </draw:line>
        <draw:line draw:style-name="gr3" draw:text-style-name="P3" draw:layer="layout" svg:x1="7.781cm" svg:y1="27.37cm" svg:x2="7.781cm" svg:y2="27.687cm">
          <text:p/>
        </draw:line>
        <draw:line draw:style-name="gr3" draw:text-style-name="P3" draw:layer="layout" svg:x1="13.877cm" svg:y1="18.55cm" svg:x2="10.956cm" svg:y2="18.55cm">
          <text:p/>
        </draw:line>
        <draw:line draw:style-name="gr3" draw:text-style-name="P3" draw:layer="layout" svg:x1="15.909cm" svg:y1="27.687cm" svg:x2="13.877cm" svg:y2="27.687cm">
          <text:p/>
        </draw:line>
        <draw:line draw:style-name="gr3" draw:text-style-name="P3" draw:layer="layout" svg:x1="19.973cm" svg:y1="27.37cm" svg:x2="22.005cm" svg:y2="27.37cm">
          <text:p/>
        </draw:line>
        <draw:line draw:style-name="gr3" draw:text-style-name="P3" draw:layer="layout" svg:x1="17.941cm" svg:y1="18.55cm" svg:x2="17.941cm" svg:y2="18.232cm">
          <text:p/>
        </draw:line>
        <draw:line draw:style-name="gr3" draw:text-style-name="P3" draw:layer="layout" svg:x1="13.877cm" svg:y1="21.991cm" svg:x2="13.877cm" svg:y2="21.674cm">
          <text:p/>
        </draw:line>
        <draw:line draw:style-name="gr3" draw:text-style-name="P3" draw:layer="layout" svg:x1="19.973cm" svg:y1="21.674cm" svg:x2="19.973cm" svg:y2="21.991cm">
          <text:p/>
        </draw:line>
        <draw:line draw:style-name="gr3" draw:text-style-name="P3" draw:layer="layout" svg:x1="26.069cm" svg:y1="27.37cm" svg:x2="24.037cm" svg:y2="27.37cm">
          <text:p/>
        </draw:line>
        <draw:line draw:style-name="gr3" draw:text-style-name="P3" draw:layer="layout" svg:x1="7.781cm" svg:y1="27.37cm" svg:x2="9.813cm" svg:y2="27.37cm">
          <text:p/>
        </draw:line>
        <draw:line draw:style-name="gr3" draw:text-style-name="P3" draw:layer="layout" svg:x1="13.877cm" svg:y1="27.37cm" svg:x2="13.877cm" svg:y2="27.687cm">
          <text:p/>
        </draw:line>
        <draw:line draw:style-name="gr3" draw:text-style-name="P3" draw:layer="layout" svg:x1="11.845cm" svg:y1="27.37cm" svg:x2="13.877cm" svg:y2="27.37cm">
          <text:p/>
        </draw:line>
        <draw:line draw:style-name="gr3" draw:text-style-name="P3" draw:layer="layout" svg:x1="30.133cm" svg:y1="27.37cm" svg:x2="28.101cm" svg:y2="27.37cm">
          <text:p/>
        </draw:line>
        <draw:line draw:style-name="gr3" draw:text-style-name="P3" draw:layer="layout" svg:x1="19.973cm" svg:y1="18.232cm" svg:x2="19.973cm" svg:y2="18.55cm">
          <text:p/>
        </draw:line>
        <draw:line draw:style-name="gr3" draw:text-style-name="P3" draw:layer="layout" svg:x1="13.877cm" svg:y1="18.55cm" svg:x2="13.877cm" svg:y2="18.232cm">
          <text:p/>
        </draw:line>
        <draw:line draw:style-name="gr3" draw:text-style-name="P3" draw:layer="layout" svg:x1="26.926cm" svg:y1="21.674cm" svg:x2="24.037cm" svg:y2="21.674cm">
          <text:p/>
        </draw:line>
        <draw:line draw:style-name="gr3" draw:text-style-name="P3" draw:layer="layout" svg:x1="22.005cm" svg:y1="18.55cm" svg:x2="22.005cm" svg:y2="18.232cm">
          <text:p/>
        </draw:line>
        <draw:line draw:style-name="gr3" draw:text-style-name="P3" draw:layer="layout" svg:x1="17.941cm" svg:y1="21.991cm" svg:x2="19.973cm" svg:y2="21.991cm">
          <text:p/>
        </draw:line>
        <draw:line draw:style-name="gr3" draw:text-style-name="P3" draw:layer="layout" svg:x1="15.909cm" svg:y1="18.232cm" svg:x2="15.909cm" svg:y2="18.55cm">
          <text:p/>
        </draw:line>
        <draw:line draw:style-name="gr3" draw:text-style-name="P3" draw:layer="layout" svg:x1="13.877cm" svg:y1="18.232cm" svg:x2="15.909cm" svg:y2="18.232cm">
          <text:p/>
        </draw:line>
        <draw:line draw:style-name="gr3" draw:text-style-name="P3" draw:layer="layout" svg:x1="22.005cm" svg:y1="21.991cm" svg:x2="24.037cm" svg:y2="21.991cm">
          <text:p/>
        </draw:line>
        <draw:line draw:style-name="gr3" draw:text-style-name="P3" draw:layer="layout" svg:x1="24.037cm" svg:y1="27.687cm" svg:x2="22.005cm" svg:y2="27.687cm">
          <text:p/>
        </draw:line>
        <draw:line draw:style-name="gr3" draw:text-style-name="P3" draw:layer="layout" svg:x1="38.134cm" svg:y1="18.023cm" svg:x2="38.452cm" svg:y2="18.023cm">
          <text:p/>
        </draw:line>
        <draw:line draw:style-name="gr3" draw:text-style-name="P3" draw:layer="layout" svg:x1="17.941cm" svg:y1="17.419cm" svg:x2="19.973cm" svg:y2="17.419cm">
          <text:p/>
        </draw:line>
        <draw:line draw:style-name="gr3" draw:text-style-name="P3" draw:layer="layout" svg:x1="24.037cm" svg:y1="17.102cm" svg:x2="24.037cm" svg:y2="17.419cm">
          <text:p/>
        </draw:line>
        <draw:line draw:style-name="gr3" draw:text-style-name="P3" draw:layer="layout" svg:x1="38.134cm" svg:y1="20.055cm" svg:x2="38.452cm" svg:y2="20.055cm">
          <text:p/>
        </draw:line>
        <draw:line draw:style-name="gr3" draw:text-style-name="P3" draw:layer="layout" svg:x1="13.877cm" svg:y1="13.978cm" svg:x2="13.877cm" svg:y2="13.66cm">
          <text:p/>
        </draw:line>
        <draw:line draw:style-name="gr3" draw:text-style-name="P3" draw:layer="layout" svg:x1="5.749cm" svg:y1="7.005cm" svg:x2="5.749cm" svg:y2="6.688cm">
          <text:p/>
        </draw:line>
        <draw:line draw:style-name="gr3" draw:text-style-name="P3" draw:layer="layout" svg:x1="13.877cm" svg:y1="17.419cm" svg:x2="15.909cm" svg:y2="17.419cm">
          <text:p/>
        </draw:line>
        <draw:line draw:style-name="gr3" draw:text-style-name="P3" draw:layer="layout" svg:x1="11.845cm" svg:y1="7.005cm" svg:x2="11.845cm" svg:y2="6.688cm">
          <text:p/>
        </draw:line>
        <draw:line draw:style-name="gr3" draw:text-style-name="P3" draw:layer="layout" svg:x1="32.165cm" svg:y1="7.005cm" svg:x2="32.165cm" svg:y2="6.688cm">
          <text:p/>
        </draw:line>
        <draw:line draw:style-name="gr3" draw:text-style-name="P3" draw:layer="layout" svg:x1="22.005cm" svg:y1="17.419cm" svg:x2="22.005cm" svg:y2="17.102cm">
          <text:p/>
        </draw:line>
        <draw:line draw:style-name="gr3" draw:text-style-name="P3" draw:layer="layout" svg:x1="22.005cm" svg:y1="13.978cm" svg:x2="22.005cm" svg:y2="13.66cm">
          <text:p/>
        </draw:line>
        <draw:line draw:style-name="gr3" draw:text-style-name="P3" draw:layer="layout" svg:x1="26.926cm" svg:y1="13.978cm" svg:x2="24.037cm" svg:y2="13.978cm">
          <text:p/>
        </draw:line>
        <draw:line draw:style-name="gr3" draw:text-style-name="P3" draw:layer="layout" svg:x1="24.037cm" svg:y1="13.66cm" svg:x2="24.037cm" svg:y2="13.978cm">
          <text:p/>
        </draw:line>
        <draw:line draw:style-name="gr3" draw:text-style-name="P3" draw:layer="layout" svg:x1="17.941cm" svg:y1="17.102cm" svg:x2="15.909cm" svg:y2="17.102cm">
          <text:p/>
        </draw:line>
        <draw:line draw:style-name="gr3" draw:text-style-name="P3" draw:layer="layout" svg:x1="13.877cm" svg:y1="13.66cm" svg:x2="15.909cm" svg:y2="13.66cm">
          <text:p/>
        </draw:line>
        <draw:line draw:style-name="gr3" draw:text-style-name="P3" draw:layer="layout" svg:x1="7.781cm" svg:y1="7.005cm" svg:x2="7.781cm" svg:y2="6.688cm">
          <text:p/>
        </draw:line>
        <draw:line draw:style-name="gr3" draw:text-style-name="P3" draw:layer="layout" svg:x1="22.005cm" svg:y1="17.419cm" svg:x2="24.037cm" svg:y2="17.419cm">
          <text:p/>
        </draw:line>
        <draw:line draw:style-name="gr3" draw:text-style-name="P3" draw:layer="layout" svg:x1="15.909cm" svg:y1="13.66cm" svg:x2="15.909cm" svg:y2="13.978cm">
          <text:p/>
        </draw:line>
        <draw:line draw:style-name="gr3" draw:text-style-name="P3" draw:layer="layout" svg:x1="19.973cm" svg:y1="13.66cm" svg:x2="19.973cm" svg:y2="13.978cm">
          <text:p/>
        </draw:line>
        <draw:line draw:style-name="gr3" draw:text-style-name="P3" draw:layer="layout" svg:x1="9.813cm" svg:y1="7.005cm" svg:x2="9.813cm" svg:y2="6.688cm">
          <text:p/>
        </draw:line>
        <draw:line draw:style-name="gr3" draw:text-style-name="P3" draw:layer="layout" svg:x1="13.877cm" svg:y1="17.419cm" svg:x2="13.877cm" svg:y2="17.102cm">
          <text:p/>
        </draw:line>
        <draw:line draw:style-name="gr3" draw:text-style-name="P3" draw:layer="layout" svg:x1="15.909cm" svg:y1="7.005cm" svg:x2="15.909cm" svg:y2="6.688cm">
          <text:p/>
        </draw:line>
        <draw:line draw:style-name="gr3" draw:text-style-name="P3" draw:layer="layout" svg:x1="17.941cm" svg:y1="7.005cm" svg:x2="17.941cm" svg:y2="6.688cm">
          <text:p/>
        </draw:line>
        <draw:line draw:style-name="gr3" draw:text-style-name="P3" draw:layer="layout" svg:x1="19.973cm" svg:y1="7.005cm" svg:x2="19.973cm" svg:y2="6.688cm">
          <text:p/>
        </draw:line>
        <draw:line draw:style-name="gr3" draw:text-style-name="P3" draw:layer="layout" svg:x1="24.037cm" svg:y1="7.005cm" svg:x2="24.037cm" svg:y2="6.688cm">
          <text:p/>
        </draw:line>
        <draw:line draw:style-name="gr3" draw:text-style-name="P3" draw:layer="layout" svg:x1="28.101cm" svg:y1="7.005cm" svg:x2="28.101cm" svg:y2="6.688cm">
          <text:p/>
        </draw:line>
        <draw:line draw:style-name="gr3" draw:text-style-name="P3" draw:layer="layout" svg:x1="26.069cm" svg:y1="7.005cm" svg:x2="26.069cm" svg:y2="6.688cm">
          <text:p/>
        </draw:line>
        <draw:line draw:style-name="gr3" draw:text-style-name="P3" draw:layer="layout" svg:x1="30.133cm" svg:y1="7.005cm" svg:x2="30.133cm" svg:y2="6.688cm">
          <text:p/>
        </draw:line>
        <draw:line draw:style-name="gr3" draw:text-style-name="P3" draw:layer="layout" svg:x1="34.197cm" svg:y1="7.005cm" svg:x2="34.197cm" svg:y2="6.688cm">
          <text:p/>
        </draw:line>
        <draw:line draw:style-name="gr3" draw:text-style-name="P3" draw:layer="layout" svg:x1="38.134cm" svg:y1="9.895cm" svg:x2="38.452cm" svg:y2="9.895cm">
          <text:p/>
        </draw:line>
        <draw:line draw:style-name="gr3" draw:text-style-name="P3" draw:layer="layout" svg:x1="38.134cm" svg:y1="11.927cm" svg:x2="38.452cm" svg:y2="11.927cm">
          <text:p/>
        </draw:line>
        <draw:line draw:style-name="gr3" draw:text-style-name="P3" draw:layer="layout" svg:x1="38.134cm" svg:y1="13.959cm" svg:x2="38.452cm" svg:y2="13.959cm">
          <text:p/>
        </draw:line>
        <draw:line draw:style-name="gr3" draw:text-style-name="P3" draw:layer="layout" svg:x1="36.229cm" svg:y1="7.005cm" svg:x2="36.229cm" svg:y2="6.688cm">
          <text:p/>
        </draw:line>
        <draw:line draw:style-name="gr3" draw:text-style-name="P3" draw:layer="layout" svg:x1="38.134cm" svg:y1="15.991cm" svg:x2="38.452cm" svg:y2="15.991cm">
          <text:p/>
        </draw:line>
        <draw:line draw:style-name="gr3" draw:text-style-name="P3" draw:layer="layout" svg:x1="17.941cm" svg:y1="13.66cm" svg:x2="19.973cm" svg:y2="13.66cm">
          <text:p/>
        </draw:line>
        <draw:line draw:style-name="gr3" draw:text-style-name="P3" draw:layer="layout" svg:x1="26.926cm" svg:y1="17.102cm" svg:x2="24.037cm" svg:y2="17.102cm">
          <text:p/>
        </draw:line>
        <draw:line draw:style-name="gr3" draw:text-style-name="P3" draw:layer="layout" svg:x1="17.941cm" svg:y1="13.978cm" svg:x2="17.941cm" svg:y2="13.66cm">
          <text:p/>
        </draw:line>
        <draw:line draw:style-name="gr3" draw:text-style-name="P3" draw:layer="layout" svg:x1="13.877cm" svg:y1="7.005cm" svg:x2="13.877cm" svg:y2="6.688cm">
          <text:p/>
        </draw:line>
        <draw:line draw:style-name="gr3" draw:text-style-name="P3" draw:layer="layout" svg:x1="22.005cm" svg:y1="17.102cm" svg:x2="19.973cm" svg:y2="17.102cm">
          <text:p/>
        </draw:line>
        <draw:line draw:style-name="gr3" draw:text-style-name="P3" draw:layer="layout" svg:x1="22.005cm" svg:y1="13.978cm" svg:x2="19.973cm" svg:y2="13.978cm">
          <text:p/>
        </draw:line>
        <draw:line draw:style-name="gr3" draw:text-style-name="P3" draw:layer="layout" svg:x1="15.909cm" svg:y1="17.102cm" svg:x2="15.909cm" svg:y2="17.419cm">
          <text:p/>
        </draw:line>
        <draw:line draw:style-name="gr3" draw:text-style-name="P3" draw:layer="layout" svg:x1="17.941cm" svg:y1="17.419cm" svg:x2="17.941cm" svg:y2="17.102cm">
          <text:p/>
        </draw:line>
        <draw:line draw:style-name="gr3" draw:text-style-name="P3" draw:layer="layout" svg:x1="22.005cm" svg:y1="13.66cm" svg:x2="24.037cm" svg:y2="13.66cm">
          <text:p/>
        </draw:line>
        <draw:line draw:style-name="gr3" draw:text-style-name="P3" draw:layer="layout" svg:x1="17.941cm" svg:y1="13.978cm" svg:x2="15.909cm" svg:y2="13.978cm">
          <text:p/>
        </draw:line>
        <draw:line draw:style-name="gr3" draw:text-style-name="P3" draw:layer="layout" svg:x1="19.973cm" svg:y1="17.102cm" svg:x2="19.973cm" svg:y2="17.419cm">
          <text:p/>
        </draw:line>
        <draw:line draw:style-name="gr3" draw:text-style-name="P3" draw:layer="layout" svg:x1="22.005cm" svg:y1="7.005cm" svg:x2="22.005cm" svg:y2="6.688cm">
          <text:p/>
        </draw:line>
        <draw:line draw:style-name="gr3" draw:text-style-name="P3" draw:layer="layout" svg:x1="30.133cm" svg:y1="23.261cm" svg:x2="30.133cm" svg:y2="22.944cm">
          <text:p/>
        </draw:line>
        <draw:line draw:style-name="gr3" draw:text-style-name="P3" draw:layer="layout" svg:x1="26.069cm" svg:y1="23.261cm" svg:x2="26.069cm" svg:y2="22.944cm">
          <text:p/>
        </draw:line>
        <draw:line draw:style-name="gr3" draw:text-style-name="P3" draw:layer="layout" svg:x1="9.813cm" svg:y1="23.261cm" svg:x2="9.813cm" svg:y2="22.944cm">
          <text:p/>
        </draw:line>
        <draw:line draw:style-name="gr3" draw:text-style-name="P3" draw:layer="layout" svg:x1="3.844cm" svg:y1="15.991cm" svg:x2="3.527cm" svg:y2="15.991cm">
          <text:p/>
        </draw:line>
        <draw:line draw:style-name="gr3" draw:text-style-name="P3" draw:layer="layout" svg:x1="32.165cm" svg:y1="23.261cm" svg:x2="32.165cm" svg:y2="22.944cm">
          <text:p/>
        </draw:line>
        <draw:line draw:style-name="gr3" draw:text-style-name="P3" draw:layer="layout" svg:x1="3.527cm" svg:y1="9.895cm" svg:x2="3.844cm" svg:y2="9.895cm">
          <text:p/>
        </draw:line>
        <draw:line draw:style-name="gr3" draw:text-style-name="P3" draw:layer="layout" svg:x1="28.101cm" svg:y1="23.261cm" svg:x2="28.101cm" svg:y2="22.944cm">
          <text:p/>
        </draw:line>
        <draw:line draw:style-name="gr3" draw:text-style-name="P3" draw:layer="layout" svg:x1="17.941cm" svg:y1="23.261cm" svg:x2="17.941cm" svg:y2="22.944cm">
          <text:p/>
        </draw:line>
        <draw:line draw:style-name="gr3" draw:text-style-name="P3" draw:layer="layout" svg:x1="13.877cm" svg:y1="23.261cm" svg:x2="13.877cm" svg:y2="22.944cm">
          <text:p/>
        </draw:line>
        <draw:line draw:style-name="gr3" draw:text-style-name="P3" draw:layer="layout" svg:x1="36.229cm" svg:y1="23.261cm" svg:x2="36.229cm" svg:y2="22.944cm">
          <text:p/>
        </draw:line>
        <draw:line draw:style-name="gr3" draw:text-style-name="P3" draw:layer="layout" svg:x1="22.005cm" svg:y1="22.944cm" svg:x2="22.005cm" svg:y2="23.261cm">
          <text:p/>
        </draw:line>
        <draw:line draw:style-name="gr3" draw:text-style-name="P3" draw:layer="layout" svg:x1="24.037cm" svg:y1="23.261cm" svg:x2="24.037cm" svg:y2="22.944cm">
          <text:p/>
        </draw:line>
        <draw:line draw:style-name="gr3" draw:text-style-name="P3" draw:layer="layout" svg:x1="7.781cm" svg:y1="23.261cm" svg:x2="7.781cm" svg:y2="22.944cm">
          <text:p/>
        </draw:line>
        <draw:line draw:style-name="gr3" draw:text-style-name="P3" draw:layer="layout" svg:x1="5.749cm" svg:y1="23.261cm" svg:x2="5.749cm" svg:y2="22.944cm">
          <text:p/>
        </draw:line>
        <draw:line draw:style-name="gr3" draw:text-style-name="P3" draw:layer="layout" svg:x1="11.845cm" svg:y1="22.944cm" svg:x2="11.845cm" svg:y2="23.261cm">
          <text:p/>
        </draw:line>
        <draw:line draw:style-name="gr3" draw:text-style-name="P3" draw:layer="layout" svg:x1="3.527cm" svg:y1="20.055cm" svg:x2="3.844cm" svg:y2="20.055cm">
          <text:p/>
        </draw:line>
        <draw:line draw:style-name="gr3" draw:text-style-name="P3" draw:layer="layout" svg:x1="34.197cm" svg:y1="23.261cm" svg:x2="34.197cm" svg:y2="22.944cm">
          <text:p/>
        </draw:line>
        <draw:line draw:style-name="gr3" draw:text-style-name="P3" draw:layer="layout" svg:x1="15.909cm" svg:y1="22.944cm" svg:x2="15.909cm" svg:y2="23.261cm">
          <text:p/>
        </draw:line>
        <draw:line draw:style-name="gr3" draw:text-style-name="P3" draw:layer="layout" svg:x1="19.973cm" svg:y1="23.261cm" svg:x2="19.973cm" svg:y2="22.944cm">
          <text:p/>
        </draw:line>
        <draw:line draw:style-name="gr3" draw:text-style-name="P3" draw:layer="layout" svg:x1="3.527cm" svg:y1="18.023cm" svg:x2="3.844cm" svg:y2="18.023cm">
          <text:p/>
        </draw:line>
        <draw:line draw:style-name="gr3" draw:text-style-name="P3" draw:layer="layout" svg:x1="3.527cm" svg:y1="13.959cm" svg:x2="3.844cm" svg:y2="13.959cm">
          <text:p/>
        </draw:line>
        <draw:line draw:style-name="gr3" draw:text-style-name="P3" draw:layer="layout" svg:x1="3.527cm" svg:y1="11.927cm" svg:x2="3.844cm" svg:y2="11.927cm">
          <text:p/>
        </draw:line>
        <draw:line draw:style-name="gr3" draw:text-style-name="P3" draw:layer="layout" svg:x1="30.133cm" svg:y1="6.688cm" svg:x2="32.165cm" svg:y2="6.688cm">
          <text:p/>
        </draw:line>
        <draw:line draw:style-name="gr3" draw:text-style-name="P3" draw:layer="layout" svg:x1="30.133cm" svg:y1="22.944cm" svg:x2="32.165cm" svg:y2="22.944cm">
          <text:p/>
        </draw:line>
        <draw:line draw:style-name="gr3" draw:text-style-name="P3" draw:layer="layout" svg:x1="26.069cm" svg:y1="6.688cm" svg:x2="28.101cm" svg:y2="6.688cm">
          <text:p/>
        </draw:line>
        <draw:line draw:style-name="gr3" draw:text-style-name="P3" draw:layer="layout" svg:x1="26.069cm" svg:y1="22.944cm" svg:x2="28.101cm" svg:y2="22.944cm">
          <text:p/>
        </draw:line>
        <draw:line draw:style-name="gr3" draw:text-style-name="P3" draw:layer="layout" svg:x1="34.197cm" svg:y1="22.944cm" svg:x2="36.229cm" svg:y2="22.944cm">
          <text:p/>
        </draw:line>
        <draw:line draw:style-name="gr3" draw:text-style-name="P3" draw:layer="layout" svg:x1="28.101cm" svg:y1="23.261cm" svg:x2="26.069cm" svg:y2="23.261cm">
          <text:p/>
        </draw:line>
        <draw:line draw:style-name="gr3" draw:text-style-name="P3" draw:layer="layout" svg:x1="36.229cm" svg:y1="7.005cm" svg:x2="34.197cm" svg:y2="7.005cm">
          <text:p/>
        </draw:line>
        <draw:line draw:style-name="gr3" draw:text-style-name="P3" draw:layer="layout" svg:x1="24.037cm" svg:y1="22.944cm" svg:x2="22.005cm" svg:y2="22.944cm">
          <text:p/>
        </draw:line>
        <draw:line draw:style-name="gr3" draw:text-style-name="P3" draw:layer="layout" svg:x1="19.973cm" svg:y1="6.688cm" svg:x2="17.941cm" svg:y2="6.688cm">
          <text:p/>
        </draw:line>
        <draw:line draw:style-name="gr3" draw:text-style-name="P3" draw:layer="layout" svg:x1="22.005cm" svg:y1="23.261cm" svg:x2="24.037cm" svg:y2="23.261cm">
          <text:p/>
        </draw:line>
        <draw:line draw:style-name="gr3" draw:text-style-name="P3" draw:layer="layout" svg:x1="22.005cm" svg:y1="7.005cm" svg:x2="24.037cm" svg:y2="7.005cm">
          <text:p/>
        </draw:line>
        <draw:line draw:style-name="gr3" draw:text-style-name="P3" draw:layer="layout" svg:x1="9.813cm" svg:y1="7.005cm" svg:x2="11.845cm" svg:y2="7.005cm">
          <text:p/>
        </draw:line>
        <draw:line draw:style-name="gr3" draw:text-style-name="P3" draw:layer="layout" svg:x1="5.749cm" svg:y1="7.005cm" svg:x2="7.781cm" svg:y2="7.005cm">
          <text:p/>
        </draw:line>
        <draw:line draw:style-name="gr3" draw:text-style-name="P3" draw:layer="layout" svg:x1="24.037cm" svg:y1="6.688cm" svg:x2="22.005cm" svg:y2="6.688cm">
          <text:p/>
        </draw:line>
        <draw:line draw:style-name="gr3" draw:text-style-name="P3" draw:layer="layout" svg:x1="13.877cm" svg:y1="7.005cm" svg:x2="15.909cm" svg:y2="7.005cm">
          <text:p/>
        </draw:line>
        <draw:line draw:style-name="gr3" draw:text-style-name="P3" draw:layer="layout" svg:x1="11.845cm" svg:y1="6.688cm" svg:x2="9.813cm" svg:y2="6.688cm">
          <text:p/>
        </draw:line>
        <draw:line draw:style-name="gr3" draw:text-style-name="P3" draw:layer="layout" svg:x1="32.165cm" svg:y1="23.261cm" svg:x2="30.133cm" svg:y2="23.261cm">
          <text:p/>
        </draw:line>
        <draw:line draw:style-name="gr3" draw:text-style-name="P3" draw:layer="layout" svg:x1="32.165cm" svg:y1="7.005cm" svg:x2="30.133cm" svg:y2="7.005cm">
          <text:p/>
        </draw:line>
        <draw:line draw:style-name="gr3" draw:text-style-name="P3" draw:layer="layout" svg:x1="17.941cm" svg:y1="7.005cm" svg:x2="19.973cm" svg:y2="7.005cm">
          <text:p/>
        </draw:line>
        <draw:line draw:style-name="gr3" draw:text-style-name="P3" draw:layer="layout" svg:x1="36.229cm" svg:y1="23.261cm" svg:x2="34.197cm" svg:y2="23.261cm">
          <text:p/>
        </draw:line>
        <draw:line draw:style-name="gr3" draw:text-style-name="P3" draw:layer="layout" svg:x1="34.197cm" svg:y1="6.688cm" svg:x2="36.229cm" svg:y2="6.688cm">
          <text:p/>
        </draw:line>
        <draw:line draw:style-name="gr3" draw:text-style-name="P3" draw:layer="layout" svg:x1="28.101cm" svg:y1="7.005cm" svg:x2="26.069cm" svg:y2="7.005cm">
          <text:p/>
        </draw:line>
        <draw:line draw:style-name="gr3" draw:text-style-name="P3" draw:layer="layout" svg:x1="7.781cm" svg:y1="6.688cm" svg:x2="5.749cm" svg:y2="6.688cm">
          <text:p/>
        </draw:line>
        <draw:line draw:style-name="gr3" draw:text-style-name="P3" draw:layer="layout" svg:x1="15.909cm" svg:y1="6.688cm" svg:x2="13.877cm" svg:y2="6.688cm">
          <text:p/>
        </draw:line>
        <draw:line draw:style-name="gr3" draw:text-style-name="P3" draw:layer="layout" svg:x1="3.304cm" svg:y1="6.212cm" svg:x2="38.674cm" svg:y2="6.212cm">
          <text:p/>
        </draw:line>
        <draw:path draw:style-name="gr3" draw:text-style-name="P3" draw:layer="layout" svg:width="0.255cm" svg:height="0.255cm" svg:x="3.05cm" svg:y="23.484cm" svg:viewBox="0 0 256 256" svg:d="M0 0c0 142 115 256 256 256">
          <text:p/>
        </draw:path>
        <draw:line draw:style-name="gr3" draw:text-style-name="P3" draw:layer="layout" svg:x1="3.527cm" svg:y1="20.055cm" svg:x2="3.527cm" svg:y2="18.023cm">
          <text:p/>
        </draw:line>
        <draw:line draw:style-name="gr3" draw:text-style-name="P3" draw:layer="layout" svg:x1="38.928cm" svg:y1="6.466cm" svg:x2="38.928cm" svg:y2="23.484cm">
          <text:p/>
        </draw:line>
        <draw:line draw:style-name="gr3" draw:text-style-name="P3" draw:layer="layout" svg:x1="30.514cm" svg:y1="20.499cm" svg:x2="30.514cm" svg:y2="22.404cm">
          <text:p/>
        </draw:line>
        <draw:line draw:style-name="gr3" draw:text-style-name="P3" draw:layer="layout" svg:x1="31.943cm" svg:y1="20.499cm" svg:x2="30.514cm" svg:y2="20.499cm">
          <text:p/>
        </draw:line>
        <draw:line draw:style-name="gr3" draw:text-style-name="P3" draw:layer="layout" svg:x1="38.452cm" svg:y1="9.895cm" svg:x2="38.452cm" svg:y2="11.927cm">
          <text:p/>
        </draw:line>
        <draw:path draw:style-name="gr3" draw:text-style-name="P3" draw:layer="layout" svg:width="0.255cm" svg:height="0.255cm" svg:x="3.05cm" svg:y="6.212cm" svg:viewBox="0 0 256 256" svg:d="M256 0c-141 0-256 115-256 256">
          <text:p/>
        </draw:path>
        <draw:line draw:style-name="gr3" draw:text-style-name="P3" draw:layer="layout" svg:x1="7.781cm" svg:y1="22.944cm" svg:x2="5.749cm" svg:y2="22.944cm">
          <text:p/>
        </draw:line>
        <draw:line draw:style-name="gr3" draw:text-style-name="P3" draw:layer="layout" svg:x1="3.05cm" svg:y1="23.484cm" svg:x2="3.05cm" svg:y2="6.466cm">
          <text:p/>
        </draw:line>
        <draw:line draw:style-name="gr3" draw:text-style-name="P3" draw:layer="layout" svg:x1="38.452cm" svg:y1="13.959cm" svg:x2="38.452cm" svg:y2="15.991cm">
          <text:p/>
        </draw:line>
        <draw:path draw:style-name="gr3" draw:text-style-name="P3" draw:layer="layout" svg:width="0.256cm" svg:height="0.255cm" svg:x="38.674cm" svg:y="6.212cm" svg:viewBox="0 0 257 256" svg:d="M257 256c0-141-116-256-257-256">
          <text:p/>
        </draw:path>
        <draw:line draw:style-name="gr3" draw:text-style-name="P3" draw:layer="layout" svg:x1="33.848cm" svg:y1="12.879cm" svg:x2="33.848cm" svg:y2="16.689cm">
          <text:p/>
        </draw:line>
        <draw:line draw:style-name="gr3" draw:text-style-name="P3" draw:layer="layout" svg:x1="37.658cm" svg:y1="16.689cm" svg:x2="37.658cm" svg:y2="12.879cm">
          <text:p/>
        </draw:line>
        <draw:line draw:style-name="gr3" draw:text-style-name="P3" draw:layer="layout" svg:x1="33.848cm" svg:y1="16.689cm" svg:x2="37.658cm" svg:y2="16.689cm">
          <text:p/>
        </draw:line>
        <draw:line draw:style-name="gr3" draw:text-style-name="P3" draw:layer="layout" svg:x1="31.943cm" svg:y1="22.404cm" svg:x2="31.943cm" svg:y2="20.499cm">
          <text:p/>
        </draw:line>
        <draw:line draw:style-name="gr3" draw:text-style-name="P3" draw:layer="layout" svg:x1="30.514cm" svg:y1="22.404cm" svg:x2="9.083cm" svg:y2="22.404cm">
          <text:p/>
        </draw:line>
        <draw:line draw:style-name="gr3" draw:text-style-name="P3" draw:layer="layout" svg:x1="37.658cm" svg:y1="22.404cm" svg:x2="31.943cm" svg:y2="22.404cm">
          <text:p/>
        </draw:line>
        <draw:line draw:style-name="gr3" draw:text-style-name="P3" draw:layer="layout" svg:x1="38.134cm" svg:y1="15.991cm" svg:x2="38.134cm" svg:y2="13.959cm">
          <text:p/>
        </draw:line>
        <draw:path draw:style-name="gr3" draw:text-style-name="P3" draw:layer="layout" svg:width="0.318cm" svg:height="0.319cm" svg:x="36.166cm" svg:y="17.292cm" svg:viewBox="0 0 319 320" svg:d="M319 160c0-88-70-160-160-160-88 0-159 72-159 160s71 160 159 160c90 0 160-72 160-160z">
          <text:p/>
        </draw:path>
        <draw:line draw:style-name="gr3" draw:text-style-name="P3" draw:layer="layout" svg:x1="3.844cm" svg:y1="13.959cm" svg:x2="3.844cm" svg:y2="15.991cm">
          <text:p/>
        </draw:line>
        <draw:line draw:style-name="gr3" draw:text-style-name="P3" draw:layer="layout" svg:x1="38.134cm" svg:y1="11.927cm" svg:x2="38.134cm" svg:y2="9.895cm">
          <text:p/>
        </draw:line>
        <draw:line draw:style-name="gr3" draw:text-style-name="P3" draw:layer="layout" svg:x1="38.674cm" svg:y1="23.738cm" svg:x2="3.304cm" svg:y2="23.738cm">
          <text:p/>
        </draw:line>
        <draw:path draw:style-name="gr3" draw:text-style-name="P3" draw:layer="layout" svg:width="0.318cm" svg:height="0.318cm" svg:x="7.21cm" svg:y="21.674cm" svg:viewBox="0 0 319 319" svg:d="M319 161c0-88-71-161-161-161-87 0-158 73-158 161 0 87 71 158 158 158 90 0 161-71 161-158z">
          <text:p/>
        </draw:path>
        <draw:path draw:style-name="gr3" draw:text-style-name="P3" draw:layer="layout" svg:width="0.318cm" svg:height="0.318cm" svg:x="33.245cm" svg:y="13.546cm" svg:viewBox="0 0 319 319" svg:d="M319 159c0-88-71-159-161-159-87 0-158 71-158 159 0 89 71 160 158 160 90 0 161-71 161-160z">
          <text:p/>
        </draw:path>
        <draw:line draw:style-name="gr3" draw:text-style-name="P3" draw:layer="layout" svg:x1="5.749cm" svg:y1="23.261cm" svg:x2="7.781cm" svg:y2="23.261cm">
          <text:p/>
        </draw:line>
        <draw:line draw:style-name="gr3" draw:text-style-name="P3" draw:layer="layout" svg:x1="19.973cm" svg:y1="22.944cm" svg:x2="17.941cm" svg:y2="22.944cm">
          <text:p/>
        </draw:line>
        <draw:path draw:style-name="gr3" draw:text-style-name="P3" draw:layer="layout" svg:width="0.318cm" svg:height="0.318cm" svg:x="20.672cm" svg:y="10.498cm" svg:viewBox="0 0 319 319" svg:d="M319 161c0-90-70-161-159-161s-160 71-160 161c0 87 71 158 160 158s159-71 159-158z">
          <text:p/>
        </draw:path>
        <draw:path draw:style-name="gr3" draw:text-style-name="P3" draw:layer="layout" svg:width="0.318cm" svg:height="0.318cm" svg:x="31.086cm" svg:y="21.674cm" svg:viewBox="0 0 319 319" svg:d="M319 161c0-88-70-161-160-161-88 0-159 73-159 161 0 87 71 158 159 158 90 0 160-71 160-158z">
          <text:p/>
        </draw:path>
        <draw:path draw:style-name="gr3" draw:text-style-name="P3" draw:layer="layout" svg:width="0.318cm" svg:height="0.318cm" svg:x="7.21cm" svg:y="10.498cm" svg:viewBox="0 0 319 319" svg:d="M319 161c0-90-71-161-161-161-87 0-158 71-158 161 0 87 71 158 158 158 90 0 161-71 161-158z">
          <text:p/>
        </draw:path>
        <draw:line draw:style-name="gr3" draw:text-style-name="P3" draw:layer="layout" svg:x1="4.32cm" svg:y1="22.404cm" svg:x2="4.32cm" svg:y2="12.879cm">
          <text:p/>
        </draw:line>
        <draw:line draw:style-name="gr3" draw:text-style-name="P3" draw:layer="layout" svg:x1="37.658cm" svg:y1="12.879cm" svg:x2="33.848cm" svg:y2="12.879cm">
          <text:p/>
        </draw:line>
        <draw:line draw:style-name="gr3" draw:text-style-name="P3" draw:layer="layout" svg:x1="38.452cm" svg:y1="20.055cm" svg:x2="38.452cm" svg:y2="18.023cm">
          <text:p/>
        </draw:line>
        <draw:line draw:style-name="gr3" draw:text-style-name="P3" draw:layer="layout" svg:x1="6.702cm" svg:y1="22.404cm" svg:x2="4.32cm" svg:y2="22.404cm">
          <text:p/>
        </draw:line>
        <draw:line draw:style-name="gr3" draw:text-style-name="P3" draw:layer="layout" svg:x1="6.702cm" svg:y1="20.499cm" svg:x2="6.702cm" svg:y2="22.404cm">
          <text:p/>
        </draw:line>
        <draw:line draw:style-name="gr3" draw:text-style-name="P3" draw:layer="layout" svg:x1="13.877cm" svg:y1="23.261cm" svg:x2="15.909cm" svg:y2="23.261cm">
          <text:p/>
        </draw:line>
        <draw:line draw:style-name="gr3" draw:text-style-name="P3" draw:layer="layout" svg:x1="15.909cm" svg:y1="22.944cm" svg:x2="13.877cm" svg:y2="22.944cm">
          <text:p/>
        </draw:line>
        <draw:line draw:style-name="gr3" draw:text-style-name="P3" draw:layer="layout" svg:x1="38.134cm" svg:y1="18.023cm" svg:x2="38.134cm" svg:y2="20.055cm">
          <text:p/>
        </draw:line>
        <draw:path draw:style-name="gr3" draw:text-style-name="P3" draw:layer="layout" svg:width="0.256cm" svg:height="0.255cm" svg:x="38.674cm" svg:y="23.484cm" svg:viewBox="0 0 257 256" svg:d="M0 256c141 0 257-114 257-256">
          <text:p/>
        </draw:path>
        <draw:line draw:style-name="gr3" draw:text-style-name="P3" draw:layer="layout" svg:x1="3.844cm" svg:y1="18.023cm" svg:x2="3.844cm" svg:y2="20.055cm">
          <text:p/>
        </draw:line>
        <draw:line draw:style-name="gr3" draw:text-style-name="P3" draw:layer="layout" svg:x1="17.941cm" svg:y1="23.261cm" svg:x2="19.973cm" svg:y2="23.261cm">
          <text:p/>
        </draw:line>
        <draw:line draw:style-name="gr3" draw:text-style-name="P3" draw:layer="layout" svg:x1="9.813cm" svg:y1="23.261cm" svg:x2="11.845cm" svg:y2="23.261cm">
          <text:p/>
        </draw:line>
        <draw:line draw:style-name="gr3" draw:text-style-name="P3" draw:layer="layout" svg:x1="11.845cm" svg:y1="22.944cm" svg:x2="9.813cm" svg:y2="22.944cm">
          <text:p/>
        </draw:line>
        <draw:line draw:style-name="gr3" draw:text-style-name="P3" draw:layer="layout" svg:x1="3.527cm" svg:y1="15.991cm" svg:x2="3.527cm" svg:y2="13.959cm">
          <text:p/>
        </draw:line>
        <draw:line draw:style-name="gr3" draw:text-style-name="P3" draw:layer="layout" svg:x1="3.844cm" svg:y1="9.895cm" svg:x2="3.844cm" svg:y2="11.927cm">
          <text:p/>
        </draw:line>
        <draw:line draw:style-name="gr3" draw:text-style-name="P3" draw:layer="layout" svg:x1="3.527cm" svg:y1="11.927cm" svg:x2="3.527cm" svg:y2="9.895cm">
          <text:p/>
        </draw:line>
        <draw:line draw:style-name="gr3" draw:text-style-name="P3" draw:layer="layout" svg:x1="6.225cm" svg:y1="11.927cm" svg:x2="6.225cm" svg:y2="10.022cm">
          <text:p/>
        </draw:line>
        <draw:line draw:style-name="gr3" draw:text-style-name="P3" draw:layer="layout" svg:x1="37.467cm" svg:y1="10.022cm" svg:x2="37.467cm" svg:y2="11.8cm">
          <text:p/>
        </draw:line>
        <draw:line draw:style-name="gr3" draw:text-style-name="P3" draw:layer="layout" svg:x1="17.655cm" svg:y1="11.927cm" svg:x2="8.13cm" svg:y2="11.927cm">
          <text:p/>
        </draw:line>
        <draw:line draw:style-name="gr3" draw:text-style-name="P3" draw:layer="layout" svg:x1="9.083cm" svg:y1="22.404cm" svg:x2="9.083cm" svg:y2="20.499cm">
          <text:p/>
        </draw:line>
        <draw:line draw:style-name="gr3" draw:text-style-name="P3" draw:layer="layout" svg:x1="26.291cm" svg:y1="11.8cm" svg:x2="26.291cm" svg:y2="10.022cm">
          <text:p/>
        </draw:line>
        <draw:line draw:style-name="gr3" draw:text-style-name="P3" draw:layer="layout" svg:x1="3.824cm" svg:y1="5.452cm" svg:x2="3.824cm" svg:y2="3.722cm">
          <text:p/>
        </draw:line>
        <draw:line draw:style-name="gr3" draw:text-style-name="P3" draw:layer="layout" svg:x1="35.753cm" svg:y1="20.499cm" svg:x2="37.658cm" svg:y2="20.499cm">
          <text:p/>
        </draw:line>
        <draw:line draw:style-name="gr3" draw:text-style-name="P3" draw:layer="layout" svg:x1="32.895cm" svg:y1="20.499cm" svg:x2="33.848cm" svg:y2="20.499cm">
          <text:p/>
        </draw:line>
        <draw:line draw:style-name="gr3" draw:text-style-name="P3" draw:layer="layout" svg:x1="15cm" svg:y1="3.722cm" svg:x2="15cm" svg:y2="5.762cm">
          <text:p/>
        </draw:line>
        <draw:line draw:style-name="gr3" draw:text-style-name="P3" draw:layer="layout" svg:x1="3.824cm" svg:y1="3.722cm" svg:x2="15cm" svg:y2="3.722cm">
          <text:p/>
        </draw:line>
        <draw:line draw:style-name="gr3" draw:text-style-name="P3" draw:layer="layout" svg:x1="17.655cm" svg:y1="10.022cm" svg:x2="17.655cm" svg:y2="11.927cm">
          <text:p/>
        </draw:line>
        <draw:line draw:style-name="gr3" draw:text-style-name="P3" draw:layer="layout" svg:x1="37.467cm" svg:y1="11.8cm" svg:x2="26.291cm" svg:y2="11.8cm">
          <text:p/>
        </draw:line>
        <draw:line draw:style-name="gr3" draw:text-style-name="P3" draw:layer="layout" svg:x1="4.32cm" svg:y1="11.927cm" svg:x2="6.225cm" svg:y2="11.927cm">
          <text:p/>
        </draw:line>
        <draw:line draw:style-name="gr3" draw:text-style-name="P3" draw:layer="layout" svg:x1="35.753cm" svg:y1="18.594cm" svg:x2="35.753cm" svg:y2="20.499cm">
          <text:p/>
        </draw:line>
        <draw:line draw:style-name="gr3" draw:text-style-name="P3" draw:layer="layout" svg:x1="26.291cm" svg:y1="10.022cm" svg:x2="37.467cm" svg:y2="10.022cm">
          <text:p/>
        </draw:line>
        <draw:line draw:style-name="gr3" draw:text-style-name="P3" draw:layer="layout" svg:x1="37.658cm" svg:y1="20.499cm" svg:x2="37.658cm" svg:y2="22.404cm">
          <text:p/>
        </draw:line>
        <draw:line draw:style-name="gr3" draw:text-style-name="P3" draw:layer="layout" svg:x1="4.32cm" svg:y1="12.879cm" svg:x2="32.895cm" svg:y2="12.879cm">
          <text:p/>
        </draw:line>
        <draw:line draw:style-name="gr3" draw:text-style-name="P3" draw:layer="layout" svg:x1="33.848cm" svg:y1="20.499cm" svg:x2="33.848cm" svg:y2="18.594cm">
          <text:p/>
        </draw:line>
        <draw:line draw:style-name="gr3" draw:text-style-name="P3" draw:layer="layout" svg:x1="8.13cm" svg:y1="11.927cm" svg:x2="8.13cm" svg:y2="10.022cm">
          <text:p/>
        </draw:line>
        <draw:line draw:style-name="gr3" draw:text-style-name="P3" draw:layer="layout" svg:x1="8.13cm" svg:y1="10.022cm" svg:x2="17.655cm" svg:y2="10.022cm">
          <text:p/>
        </draw:line>
        <draw:line draw:style-name="gr3" draw:text-style-name="P3" draw:layer="layout" svg:x1="6.225cm" svg:y1="10.022cm" svg:x2="4.32cm" svg:y2="10.022cm">
          <text:p/>
        </draw:line>
        <draw:line draw:style-name="gr3" draw:text-style-name="P3" draw:layer="layout" svg:x1="32.895cm" svg:y1="12.879cm" svg:x2="32.895cm" svg:y2="20.499cm">
          <text:p/>
        </draw:line>
        <draw:line draw:style-name="gr3" draw:text-style-name="P3" draw:layer="layout" svg:x1="9.083cm" svg:y1="20.499cm" svg:x2="6.702cm" svg:y2="20.499cm">
          <text:p/>
        </draw:line>
        <draw:line draw:style-name="gr3" draw:text-style-name="P3" draw:layer="layout" svg:x1="33.848cm" svg:y1="18.594cm" svg:x2="35.753cm" svg:y2="18.594cm">
          <text:p/>
        </draw:line>
        <draw:line draw:style-name="gr3" draw:text-style-name="P3" draw:layer="layout" svg:x1="4.32cm" svg:y1="10.022cm" svg:x2="4.32cm" svg:y2="11.927cm">
          <text:p/>
        </draw:line>
        <draw:frame draw:style-name="gr4" draw:text-style-name="P5" draw:layer="layout" svg:width="1.505cm" svg:height="0.412cm" svg:x="17.935cm" svg:y="2.713cm">
          <draw:text-box>
            <text:p text:style-name="P4"><text:span text:style-name="T1">PRINTER</text:span></text:p>
          </draw:text-box>
        </draw:frame>
        <draw:frame draw:style-name="gr4" draw:text-style-name="P5" draw:layer="layout" svg:width="1.128cm" svg:height="0.412cm" svg:x="21.265cm" svg:y="2.448cm">
          <draw:text-box>
            <text:p text:style-name="P4"><text:span text:style-name="T1">RESET</text:span></text:p>
          </draw:text-box>
        </draw:frame>
        <draw:frame draw:style-name="gr4" draw:text-style-name="P5" draw:layer="layout" svg:width="0.891cm" svg:height="0.412cm" svg:x="23.273cm" svg:y="2.431cm">
          <draw:text-box>
            <text:p text:style-name="P4"><text:span text:style-name="T1">TAPE</text:span></text:p>
          </draw:text-box>
        </draw:frame>
        <draw:frame draw:style-name="gr4" draw:text-style-name="P5" draw:layer="layout" svg:width="1.149cm" svg:height="0.412cm" svg:x="25.753cm" svg:y="3.193cm">
          <draw:text-box>
            <text:p text:style-name="P4"><text:span text:style-name="T1">AUDIO</text:span></text:p>
          </draw:text-box>
        </draw:frame>
        <draw:frame draw:style-name="gr4" draw:text-style-name="P5" draw:layer="layout" svg:width="1.348cm" svg:height="0.412cm" svg:x="28.12cm" svg:y="3.122cm">
          <draw:text-box>
            <text:p text:style-name="P4"><text:span text:style-name="T1">S-Video</text:span></text:p>
          </draw:text-box>
        </draw:frame>
        <draw:frame draw:style-name="gr4" draw:text-style-name="P5" draw:layer="layout" svg:width="1.111cm" svg:height="0.412cm" svg:x="30.847cm" svg:y="3.193cm">
          <draw:text-box>
            <text:p text:style-name="P4"><text:span text:style-name="T1">VIDEO</text:span></text:p>
          </draw:text-box>
        </draw:frame>
        <draw:frame draw:style-name="gr4" draw:text-style-name="P5" draw:layer="layout" svg:width="0.76cm" svg:height="0.412cm" svg:x="33.524cm" svg:y="2.431cm">
          <draw:text-box>
            <text:p text:style-name="P4"><text:span text:style-name="T1">RGB</text:span></text:p>
          </draw:text-box>
        </draw:frame>
        <draw:frame draw:style-name="gr4" draw:text-style-name="P5" draw:layer="layout" svg:width="0.764cm" svg:height="0.412cm" svg:x="36.103cm" svg:y="3.267cm">
          <draw:text-box>
            <text:p text:style-name="P4"><text:span text:style-name="T1">+5V</text:span></text:p>
          </draw:text-box>
        </draw:frame>
        <draw:frame draw:style-name="gr4" draw:text-style-name="P5" draw:layer="layout" svg:width="1.695cm" svg:height="0.412cm" svg:x="9.716cm" svg:y="24.913cm">
          <draw:text-box>
            <text:p text:style-name="P4"><text:span text:style-name="T1">Joystick A</text:span></text:p>
          </draw:text-box>
        </draw:frame>
        <draw:frame draw:style-name="gr4" draw:text-style-name="P5" draw:layer="layout" svg:width="1.695cm" svg:height="0.412cm" svg:x="14.796cm" svg:y="24.913cm">
          <draw:text-box>
            <text:p text:style-name="P4"><text:span text:style-name="T1">Joystick B</text:span></text:p>
          </draw:text-box>
        </draw:frame>
        <draw:path draw:style-name="gr1" draw:text-style-name="P1" draw:layer="layout" svg:width="0.093cm" svg:height="0.11cm" svg:x="27.004cm" svg:y="8.461cm" svg:viewBox="0 0 94 111" svg:d="M70 70c0 17-6 19-26 19-15 0-23-6-23-13 0-8 8-13 20-13h29zM70 110h24v-75c0-27-21-35-50-35-17 0-29 4-38 15l18 13c5-6 9-8 23-8 16 0 23 3 23 14v11h-32c-26 0-38 14-38 32s15 34 41 34c15 0 23-3 29-11z">
          <text:p/>
        </draw:path>
        <draw:path draw:style-name="gr1" draw:text-style-name="P1" draw:layer="layout" svg:width="0.079cm" svg:height="0.11cm" svg:x="27.122cm" svg:y="8.46cm" svg:viewBox="0 0 80 111" svg:d="M0 111h23v-66c0-16 10-23 24-23 6 0 9 2 15 5l18-18c-7-5-15-9-25-9-14 0-25 5-31 13h-1v-11h-23z">
          <text:p/>
        </draw:path>
        <draw:polygon draw:style-name="gr1" draw:text-style-name="P1" draw:layer="layout" svg:width="0.164cm" svg:height="0.108cm" svg:x="27.305cm" svg:y="8.462cm" svg:viewBox="0 0 165 109" draw:points="107,109 128,109 165,0 141,0 119,77 118,77 90,0 73,0 47,77 26,0 0,0 38,109 58,109 81,33 82,33">
          <text:p/>
        </draw:polygon>
        <draw:path draw:style-name="gr1" draw:text-style-name="P1" draw:layer="layout" svg:width="0.095cm" svg:height="0.11cm" svg:x="27.469cm" svg:y="8.461cm" svg:viewBox="0 0 96 111" svg:d="M71 70c0 17-6 19-26 19-15 0-22-6-22-13 0-8 7-13 21-13h27zM71 110h25v-75c0-27-20-35-49-35-17 0-32 4-41 15l18 13c6-6 12-8 23-8 18 0 24 3 24 14v11h-32c-25 0-39 14-39 32s15 34 42 34c17 0 25-3 28-11h1z">
          <text:p/>
        </draw:path>
        <draw:path draw:style-name="gr1" draw:text-style-name="P1" draw:layer="layout" svg:width="0.078cm" svg:height="0.11cm" svg:x="27.588cm" svg:y="8.46cm" svg:viewBox="0 0 79 111" svg:d="M0 111h24v-66c0-16 13-23 23-23 6 0 11 2 17 5l15-18c-6-5-13-9-24-9s-23 5-31 13v-11h-24z">
          <text:p/>
        </draw:path>
        <draw:path draw:style-name="gr1" draw:text-style-name="P1" draw:layer="layout" svg:width="0.097cm" svg:height="0.11cm" svg:x="27.666cm" svg:y="8.461cm" svg:viewBox="0 0 98 111" svg:d="M23 45c2-16 12-25 26-25s24 9 26 25zM98 63v-18c0-28-23-45-49-45-24 0-49 13-49 55 0 45 28 56 52 56 18 0 32-5 44-19l-18-13c-6 6-17 10-26 10-15 0-29-9-29-26z">
          <text:p/>
        </draw:path>
        <draw:path draw:style-name="gr1" draw:text-style-name="P1" draw:layer="layout" svg:width="0.096cm" svg:height="0.111cm" svg:x="26.779cm" svg:y="8.291cm" svg:viewBox="0 0 97 112" svg:d="M74 56c0 15-1 20-6 25-3 5-10 8-19 8-8 0-15-3-18-8-5-5-7-10-7-25 0-17 2-21 7-27 3-4 10-7 18-7 9 0 16 3 19 7 5 6 6 10 6 27zM0 56c0 23 6 32 15 42 5 7 17 14 34 14 19 0 30-7 36-14 9-10 12-19 12-42 0-24-3-33-12-42-6-7-17-14-36-14-17 0-29 7-34 14-9 9-15 18-15 42z">
          <text:p/>
        </draw:path>
        <draw:path draw:style-name="gr1" draw:text-style-name="P1" draw:layer="layout" svg:width="0.093cm" svg:height="0.11cm" svg:x="27.117cm" svg:y="8.291cm" svg:viewBox="0 0 94 111" svg:d="M0 111h23v-64c0-15 11-23 23-23 14 0 24 8 24 23v64h24v-72c0-26-21-39-39-39-14 0-23 4-30 13h-2v-12h-23z">
          <text:p/>
        </draw:path>
        <draw:path draw:style-name="gr1" draw:text-style-name="P1" draw:layer="layout" svg:width="0.098cm" svg:height="0.111cm" svg:x="27.273cm" svg:y="8.291cm" svg:viewBox="0 0 99 112" svg:d="M0 93c14 12 33 19 53 19 26 0 46-12 46-34 0-17-9-32-32-33l-20-2c-12 0-15-5-15-10 0-7 4-13 20-13 12 0 21 4 30 10l16-15c-13-9-25-15-46-15-25 0-46 11-46 33 0 18 17 30 35 31l21 2c8 1 14 3 14 11 0 9-9 15-21 15-17 0-28-6-40-15z">
          <text:p/>
        </draw:path>
        <draw:path draw:style-name="gr1" draw:text-style-name="P1" draw:layer="layout" svg:width="0.096cm" svg:height="0.111cm" svg:x="27.385cm" svg:y="8.291cm" svg:viewBox="0 0 97 112" svg:d="M73 56c0 15-2 20-5 25s-12 8-20 8c-9 0-15-3-18-8-6-5-6-10-6-25 0-17 0-21 6-27 3-4 9-7 18-7 8 0 17 3 20 7 3 6 5 10 5 27zM0 56c0 23 3 32 12 42 6 7 18 14 36 14 19 0 29-7 35-14 10-10 14-19 14-42 0-24-4-33-14-42-6-7-16-14-35-14-18 0-30 7-36 14-9 9-12 18-12 42z">
          <text:p/>
        </draw:path>
        <draw:path draw:style-name="gr1" draw:text-style-name="P1" draw:layer="layout" svg:width="0.093cm" svg:height="0.11cm" svg:x="27.5cm" svg:y="8.292cm" svg:viewBox="0 0 94 111" svg:d="M0 74c0 24 19 37 38 37 12 0 24-4 31-13h2v12h23v-110h-23v66c0 15-11 23-26 23-12 0-22-8-22-23v-66h-23z">
          <text:p/>
        </draw:path>
        <draw:path draw:style-name="gr1" draw:text-style-name="P1" draw:layer="layout" svg:width="0.079cm" svg:height="0.11cm" svg:x="27.616cm" svg:y="8.291cm" svg:viewBox="0 0 80 111" svg:d="M0 111h26v-65c0-16 12-22 22-22 6 0 11 1 16 5l16-21c-7-5-15-8-24-8-11 0-24 4-30 13v-12h-26z">
          <text:p/>
        </draw:path>
        <draw:path draw:style-name="gr1" draw:text-style-name="P1" draw:layer="layout" svg:width="0.096cm" svg:height="0.111cm" svg:x="27.691cm" svg:y="8.291cm" svg:viewBox="0 0 97 112" svg:d="M79 78c-5 7-14 11-23 11-18 0-29-10-29-33 0-25 11-34 29-34 9 0 18 4 23 11l18-14c-10-11-24-19-41-19-28 0-56 16-56 56s28 56 56 56c17 0 31-8 41-19z">
          <text:p/>
        </draw:path>
        <draw:path draw:style-name="gr1" draw:text-style-name="P1" draw:layer="layout" svg:width="0.096cm" svg:height="0.111cm" svg:x="27.792cm" svg:y="8.291cm" svg:viewBox="0 0 97 112" svg:d="M23 45c0-16 11-25 26-25 12 0 23 9 23 25zM97 64v-19c0-27-24-45-48-45-25 0-49 14-49 56 0 45 27 56 52 56 15 0 30-5 42-18l-18-14c-6 7-15 12-24 12-17 0-29-10-29-28z">
          <text:p/>
        </draw:path>
        <draw:path draw:style-name="gr1" draw:text-style-name="P1" draw:layer="layout" svg:width="0.092cm" svg:height="0.279cm" svg:x="26.895cm" svg:y="8.291cm" svg:viewBox="0 0 93 280" svg:d="M0 280v-279h24v11c8-7 19-12 31-12 14 0 24 6 30 14s8 15 8 42c0 26-2 33-8 41s-16 14-30 14c-12 0-22-5-31-13v85c8-8 19-13 31-13 18 0 38 13 38 38v72h-23v-65c0-14-9-23-23-23-12 0-23 9-23 23v65zM47 89c23 0 23-16 23-33 0-18 0-34-23-34-21 0-23 17-23 34 0 15 2 33 23 33z">
          <text:p/>
        </draw:path>
        <draw:frame draw:style-name="gr4" draw:text-style-name="P5" draw:layer="layout" svg:width="1.137cm" svg:height="0.412cm" svg:x="25.001cm" svg:y="10.626cm">
          <draw:text-box>
            <text:p text:style-name="P4"><text:span text:style-name="T1">SLOT1</text:span></text:p>
          </draw:text-box>
        </draw:frame>
        <draw:path draw:style-name="gr1" draw:text-style-name="P1" draw:layer="layout" svg:width="1.541cm" svg:height="1.698cm" svg:x="4.349cm" svg:y="7.638cm" svg:viewBox="0 0 1542 1699" svg:d="M9 1699v-365h308c-212-134-317-316-317-547 0-222 73-409 222-560 148-151 330-227 549-227 216 0 400 76 549 228 148 151 222 338 222 559 0 231-106 413-317 547h306v365h-679v-335c173-89 263-259 263-511 0-140-32-256-99-347-66-91-147-136-246-136-100 0-181 45-247 136-64 91-98 206-98 344 0 253 87 425 262 514v335z">
          <text:p/>
        </draw:path>
        <draw:path draw:style-name="gr1" draw:text-style-name="P1" draw:layer="layout" svg:width="0.682cm" svg:height="0.674cm" svg:x="6.167cm" svg:y="8.037cm" svg:viewBox="0 0 683 675" svg:d="M182 267c9-22 23-41 38-57 17-17 35-30 55-40 21-10 45-15 67-15 23 0 44 5 64 14 22 9 40 22 55 38 17 16 29 35 38 58 11 22 14 46 14 72 0 27-3 53-14 75-9 21-21 40-38 56-15 16-33 29-55 37-20 9-41 13-64 13-22 0-46-4-67-14-20-9-38-22-55-39-15-16-29-35-38-57-11-23-16-47-16-71s5-48 16-70zM208 648c41 18 85 27 134 27s95-9 136-27c43-18 78-42 109-73 29-31 53-66 70-107 17-40 26-84 26-131 0-45-9-88-24-128-17-41-40-77-71-108-29-31-66-55-107-74-43-18-89-27-139-27-53 0-99 9-140 27-43 19-78 43-109 74-29 31-52 67-69 108-15 40-24 83-24 128 0 47 9 91 27 131 17 41 43 76 72 107 32 31 67 55 109 73z">
          <text:p/>
        </draw:path>
        <draw:path draw:style-name="gr1" draw:text-style-name="P1" draw:layer="layout" svg:width="0.938cm" svg:height="0.667cm" svg:x="6.904cm" svg:y="8.038cm" svg:viewBox="0 0 939 668" svg:d="M939 668v-430c-6-79-35-138-84-178-51-40-115-60-194-60-37 0-71 5-104 16-33 10-62 26-86 47-49-42-112-63-193-63-38 0-72 5-104 15s-62 25-87 45c-24 19-44 44-59 74-16 30-25 64-28 104v430h174v-397c3-79 40-118 106-118 35 0 61 11 78 34 15 22 24 50 27 83v398h172v-397c4-79 39-118 105-118 37 0 64 8 80 25 18 16 26 42 26 76v414z">
          <text:p/>
        </draw:path>
        <draw:path draw:style-name="gr1" draw:text-style-name="P1" draw:layer="layout" svg:width="0.586cm" svg:height="0.662cm" svg:x="7.9cm" svg:y="8.043cm" svg:viewBox="0 0 587 663" svg:d="M587 0h-258c-35 0-72 7-110 23-37 15-72 36-102 62-33 26-59 57-80 92s-34 74-37 114v83c3 40 16 77 37 112s47 66 80 92c30 26 65 47 102 62 38 16 75 23 110 23h258v-153h-256c-17 0-34-5-54-15-18-11-35-24-52-40-15-17-29-35-40-55-10-19-15-39-15-59v-16c0-19 6-39 17-59s23-38 38-57c17-16 34-30 52-40 20-11 37-16 54-16h256z">
          <text:p/>
        </draw:path>
        <draw:polygon draw:style-name="gr1" draw:text-style-name="P1" draw:layer="layout" svg:width="0.317cm" svg:height="0.173cm" svg:x="8.134cm" svg:y="8.287cm" svg:viewBox="0 0 318 174" draw:points="0,174 318,174 318,0 0,0">
          <text:p/>
        </draw:polygon>
        <draw:path draw:style-name="gr1" draw:text-style-name="P1" draw:layer="layout" svg:width="0.664cm" svg:height="0.667cm" svg:x="8.529cm" svg:y="8.043cm" svg:viewBox="0 0 665 668" svg:d="M187 263c9-20 23-38 38-55 17-16 34-29 52-40 20-10 37-15 55-15h332v-153h-335c-35 0-72 7-110 23-37 15-72 36-104 62-31 26-58 57-78 92-23 35-34 72-37 114v83c3 40 14 77 31 113 20 35 43 66 70 93 29 27 60 49 95 64 35 16 69 24 106 24h21c35 0 72-2 114-5 40-4 77-13 110-28 34-15 63-37 85-67 21-30 33-72 33-124v-200h-342v174h171v45c0 10-5 18-12 24-10 6-22 11-36 15-13 3-30 5-48 6-17 2-32 2-49 2h-17c-18 0-37-5-55-16-18-10-35-24-50-41-17-17-29-35-40-55-11-21-17-40-17-59v-16c0-19 6-41 17-60z">
          <text:p/>
        </draw:path>
        <draw:polygon draw:style-name="gr1" draw:text-style-name="P1" draw:layer="layout" svg:width="3.827cm" svg:height="0.182cm" svg:x="6.13cm" svg:y="7.75cm" svg:viewBox="0 0 3828 183" draw:points="3105,0 3080,0 2399,0 2356,0 1753,0 1729,0 756,0 731,0 0,0 0,183 731,183 756,183 1729,183 1753,183 2356,183 2399,183 3080,183 3105,183 3828,183 3828,0">
          <text:p/>
        </draw:polygon>
        <draw:path draw:style-name="gr1" draw:text-style-name="P1" draw:layer="layout" svg:width="0.661cm" svg:height="0.662cm" svg:x="9.253cm" svg:y="8.043cm" svg:viewBox="0 0 662 663" svg:d="M662 663v-663h-333c-37 0-74 5-112 15-37 9-72 24-102 44-31 20-58 45-80 74-20 30-32 65-35 106v424h170v-195h282v-171h-282v-23c0-19 6-36 17-51 10-17 24-29 38-39 17-10 33-18 52-23 18-5 37-8 53-8h164v510z">
          <text:p/>
        </draw:path>
        <draw:polygon draw:style-name="gr1" draw:text-style-name="P1" draw:layer="layout" svg:width="3.827cm" svg:height="0.181cm" svg:x="6.13cm" svg:y="8.816cm" svg:viewBox="0 0 3828 182" draw:points="3080,0 2399,0 2356,0 1753,0 1729,0 756,0 731,0 0,0 0,182 731,182 756,182 1729,182 1753,182 2356,182 2399,182 3080,182 3103,182 3828,182 3828,0 3103,0">
          <text:p/>
        </draw:polygon>
        <draw:path draw:style-name="gr1" draw:text-style-name="P1" draw:layer="layout" svg:width="0.214cm" svg:height="0.212cm" svg:x="6.135cm" svg:y="9.136cm" svg:viewBox="0 0 215 213" svg:d="M178 10c-9-5-21-8-36-9-12-1-25-1-37-1h-105v213h50v-168h52c6 0 11 0 18 1 8 1 14 2 20 4s14 5 18 8c3 3 6 8 6 13 0 10-6 18-19 22-11 4-25 6-43 6h-34v49h20c8 0 17 0 28-1 9 0 18-1 27-3 12-1 21-4 29-7 9-3 15-8 23-14 6-6 11-13 15-21 3-9 5-20 5-32 0-17-3-30-11-39-6-9-14-16-26-21z">
          <text:p/>
        </draw:path>
        <draw:path draw:style-name="gr1" draw:text-style-name="P1" draw:layer="layout" svg:width="0.19cm" svg:height="0.212cm" svg:x="6.373cm" svg:y="9.136cm" svg:viewBox="0 0 191 213" svg:d="M71 7c-13 5-23 12-34 20-9 8-18 19-26 30-6 11-9 23-11 37v26c2 13 5 25 11 36 8 11 17 21 26 29 11 9 21 15 34 20 12 5 24 8 35 8h85v-45h-85c-5 0-11-1-17-5-8-3-14-8-20-14-5-5-9-12-14-19-3-6-4-13-4-20v-5c0-7 1-14 6-22 3-7 7-13 14-19 4-5 10-10 18-14 6-3 12-5 17-5h85v-45h-85c-11 0-23 2-35 7z">
          <text:p/>
        </draw:path>
        <draw:polygon draw:style-name="gr1" draw:text-style-name="P1" draw:layer="layout" svg:width="0.1cm" svg:height="0.051cm" svg:x="6.451cm" svg:y="9.216cm" svg:viewBox="0 0 101 52" draw:points="0,52 101,52 101,0 0,0">
          <text:p/>
        </draw:polygon>
        <draw:path draw:style-name="gr1" draw:text-style-name="P1" draw:layer="layout" svg:width="0.214cm" svg:height="0.212cm" svg:x="6.586cm" svg:y="9.136cm" svg:viewBox="0 0 215 213" svg:d="M209 104c5-8 6-20 6-34 0-17-3-30-9-39-8-9-15-16-26-21s-23-8-35-9c-13-1-26-1-38-1h-107v213h50v-168h52c7 0 14 0 20 1 9 1 15 2 21 4s11 5 16 8c4 3 6 8 6 13 0 10-5 18-17 22-9 4-27 6-46 6h-33v49h62c5 0 9 2 12 4 5 3 8 7 11 11s6 8 8 12c1 5 3 8 4 11v27h49v-34c0-10-1-19-6-30-6-10-12-18-21-24 9-6 15-13 21-21z">
          <text:p/>
        </draw:path>
        <draw:path draw:style-name="gr1" draw:text-style-name="P1" draw:layer="layout" svg:width="0.209cm" svg:height="0.212cm" svg:x="6.825cm" svg:y="9.136cm" svg:viewBox="0 0 210 213" svg:d="M175 92c-11-4-21-8-36-9-12-1-26-2-38-2-17 0-29-1-39-3-7-2-12-7-12-15 0-4 3-8 6-10s8-4 14-6c6-1 12-1 18-2 6 0 14 0 20 0h101v-45h-108c-13 0-25 0-37 1-11 1-22 4-31 8-9 5-18 12-24 21-5 9-9 23-9 40 0 14 4 26 9 34 6 8 15 14 26 18 11 5 21 7 35 8 12 2 24 2 38 2 17 0 29 1 38 3s14 7 14 15c0 4-2 8-6 10-3 3-8 5-15 6-5 1-11 2-19 2-7 0-13 0-19 0h-100v45h107c12 0 23-1 36-2s23-3 33-8c9-4 18-11 24-20 6-10 9-23 9-39 0-14-3-25-9-34-8-8-15-14-26-18z">
          <text:p/>
        </draw:path>
        <draw:path draw:style-name="gr1" draw:text-style-name="P1" draw:layer="layout" svg:width="0.221cm" svg:height="0.216cm" svg:x="7.057cm" svg:y="9.134cm" svg:viewBox="0 0 222 217" svg:d="M166 133c-3 8-7 14-12 20-6 5-12 10-20 13-7 3-15 4-23 4-6 0-15-1-22-5-8-3-14-8-20-13-6-6-12-12-14-20-3-7-6-15-6-23 0-9 3-17 6-24 2-8 8-15 14-20 6-6 12-11 20-14 7-4 16-5 22-5 8 0 16 1 23 4 8 3 14 8 20 13 5 6 9 12 12 20 5 8 5 16 5 26 0 8 0 17-5 24zM191 33c-9-10-22-18-34-24-15-6-29-9-46-9-15 0-31 3-45 9s-26 14-35 24c-11 10-17 21-23 34-5 13-8 27-8 42 0 14 3 28 8 41 6 13 15 24 24 35 11 10 22 17 37 23 12 6 27 9 42 9 17 0 31-3 45-9 13-6 24-13 35-23 9-11 17-22 23-35 4-13 8-27 8-41 0-15-4-29-8-42-6-13-14-24-23-34z">
          <text:p/>
        </draw:path>
        <draw:path draw:style-name="gr1" draw:text-style-name="P1" draw:layer="layout" svg:width="0.215cm" svg:height="0.214cm" svg:x="7.3cm" svg:y="9.134cm" svg:viewBox="0 0 216 215" svg:d="M177 19c-9-6-21-11-33-14-11-3-23-5-34-5-14 0-26 2-39 5-12 3-25 8-34 15-11 6-20 14-26 23-6 10-9 20-11 32v140h51v-134c5-12 12-21 21-27 12-7 23-10 37-10 6 0 12 1 18 3s12 5 18 8c5 4 11 8 14 13 3 6 6 11 6 18v129h51v-139c-2-13-5-24-13-33-7-10-15-18-26-24z">
          <text:p/>
        </draw:path>
        <draw:path draw:style-name="gr1" draw:text-style-name="P1" draw:layer="layout" svg:width="0.213cm" svg:height="0.214cm" svg:x="7.539cm" svg:y="9.134cm" svg:viewBox="0 0 214 215" svg:d="M177 19c-11-6-21-11-34-14-12-3-24-5-35-5-12 0-24 2-38 5-12 3-23 8-32 15-11 6-21 14-27 23-6 10-11 20-11 32v140h52v-134c4-12 10-21 21-27 9-7 22-10 34-10 6 0 12 1 20 3 6 2 12 5 18 8 5 4 9 8 12 13 5 6 6 11 8 18v13h-95v52h95v64h49v-139c0-13-5-24-11-33-8-10-15-18-26-24z">
          <text:p/>
        </draw:path>
        <draw:polygon draw:style-name="gr1" draw:text-style-name="P1" draw:layer="layout" svg:width="0.161cm" svg:height="0.212cm" svg:x="7.776cm" svg:y="9.136cm" svg:viewBox="0 0 162 213" draw:points="51,0 0,0 0,213 162,213 162,168 51,168">
          <text:p/>
        </draw:polygon>
        <draw:path draw:style-name="gr1" draw:text-style-name="P1" draw:layer="layout" svg:width="0.185cm" svg:height="0.212cm" svg:x="8.069cm" svg:y="9.136cm" svg:viewBox="0 0 186 213" svg:d="M70 7c-11 5-23 12-32 20-11 8-20 19-26 30-8 11-11 23-12 37v26c1 13 4 25 12 36 6 11 15 21 26 29 9 9 21 15 32 20 14 5 26 8 37 8h79v-45h-78c-6 0-12-1-20-5-6-4-12-8-18-14s-11-12-14-19-6-14-6-21v-5c0-6 2-13 6-21 3-7 8-13 14-19s12-10 18-14c8-3 14-5 20-5h78v-45h-79c-11 0-23 2-37 7z">
          <text:p/>
        </draw:path>
        <draw:path draw:style-name="gr1" draw:text-style-name="P1" draw:layer="layout" svg:width="0.22cm" svg:height="0.216cm" svg:x="8.271cm" svg:y="9.134cm" svg:viewBox="0 0 221 217" svg:d="M165 133c-3 8-8 14-14 20-6 5-12 10-20 13-6 3-14 4-21 4-8 0-16-1-23-5-8-3-14-8-20-13-5-6-9-12-12-20-5-7-6-15-6-23 0-9 1-17 6-24 3-8 7-15 12-20 6-6 12-11 20-14 7-4 15-5 23-5 7 0 15 1 21 4 8 3 14 8 20 13 6 6 11 12 14 20s6 16 6 26c0 8-3 17-6 24zM189 33c-9-10-21-18-35-24s-29-9-44-9c-17 0-31 3-46 9-12 6-25 14-34 24s-17 21-23 34c-4 13-7 27-7 42 0 14 3 28 9 41s14 24 23 35c9 10 21 17 35 23 12 6 27 9 43 9 15 0 29-3 44-9 14-6 26-13 34-23 10-11 19-22 25-35 5-13 8-27 8-41 0-15-3-29-8-42-6-13-12-24-24-34z">
          <text:p/>
        </draw:path>
        <draw:path draw:style-name="gr1" draw:text-style-name="P1" draw:layer="layout" svg:width="0.303cm" svg:height="0.214cm" svg:x="8.514cm" svg:y="9.134cm" svg:viewBox="0 0 304 215" svg:d="M276 19c-6-6-15-11-26-14-10-3-23-5-35-5s-23 2-34 5c-10 4-19 9-27 17-17-15-38-22-67-22-12 0-23 2-32 5-11 3-20 8-28 14-7 6-13 14-18 24-6 9-9 20-9 33v139h49v-129c1-13 6-23 12-31 6-7 15-11 28-11 7 0 12 1 16 4 5 2 8 5 11 8 3 4 7 8 9 13 1 5 3 11 3 16v130h49v-129c1-13 6-23 12-31 6-7 15-11 26-11 14 0 23 4 29 10s9 15 9 27v134h51v-140c-2-12-5-22-8-32-6-9-12-17-20-24z">
          <text:p/>
        </draw:path>
        <draw:path draw:style-name="gr1" draw:text-style-name="P1" draw:layer="layout" svg:width="0.216cm" svg:height="0.212cm" svg:x="8.84cm" svg:y="9.136cm" svg:viewBox="0 0 217 213" svg:d="M180 10c-11-5-23-8-35-9-14-1-25-1-37-1h-108v213h52v-168h53c6 0 12 0 18 1 8 1 14 2 20 4s11 5 15 8c5 3 6 8 6 13 0 10-6 18-15 22-12 4-26 6-44 6h-35v49h21c9 0 17 0 26-1 11 0 20-1 29-3 9-1 18-4 26-7 9-3 17-8 23-14s11-13 14-21c6-9 8-20 8-32 0-17-5-30-11-39-8-9-17-16-26-21z">
          <text:p/>
        </draw:path>
        <draw:path draw:style-name="gr1" draw:text-style-name="P1" draw:layer="layout" svg:width="0.214cm" svg:height="0.213cm" svg:x="9.08cm" svg:y="9.136cm" svg:viewBox="0 0 215 214" svg:d="M162 127c0 8-3 14-6 19s-8 9-14 13c-4 4-10 6-18 8-6 2-12 3-17 3-15 0-26-3-37-9-9-6-16-15-21-27v-134h-49v139c0 12 5 23 12 32 5 9 14 17 23 24 11 6 22 11 34 14 12 4 26 5 38 5 11 0 23-1 35-5 13-3 23-7 34-14 12-6 21-14 27-23 6-10 11-21 12-33v-139h-53z">
          <text:p/>
        </draw:path>
        <draw:polygon draw:style-name="gr1" draw:text-style-name="P1" draw:layer="layout" svg:width="0.198cm" svg:height="0.212cm" svg:x="9.317cm" svg:y="9.136cm" svg:viewBox="0 0 199 213" draw:points="0,45 75,45 75,213 125,213 125,45 199,45 199,0 0,0">
          <text:p/>
        </draw:polygon>
        <draw:polygon draw:style-name="gr1" draw:text-style-name="P1" draw:layer="layout" svg:width="0.099cm" svg:height="0.051cm" svg:x="9.605cm" svg:y="9.216cm" svg:viewBox="0 0 100 52" draw:points="0,52 100,52 100,0 0,0">
          <text:p/>
        </draw:polygon>
        <draw:path draw:style-name="gr1" draw:text-style-name="P1" draw:layer="layout" svg:width="0.19cm" svg:height="0.212cm" svg:x="9.527cm" svg:y="9.136cm" svg:viewBox="0 0 191 213" svg:d="M71 7c-12 5-23 12-32 20-11 8-20 19-27 30-6 11-11 23-12 37v26c1 13 6 25 12 36 7 11 16 21 27 29 9 9 20 15 32 20s25 8 37 8h83v-45h-83c-6 0-12-1-18-5-8-3-14-8-19-14-6-5-11-12-15-19-3-6-5-13-5-20v-5c0-7 2-14 6-22 5-7 8-13 14-19 5-5 11-10 19-14 6-3 12-5 18-5h83v-45h-83c-12 0-25 2-37 7z">
          <text:p/>
        </draw:path>
        <draw:path draw:style-name="gr1" draw:text-style-name="P1" draw:layer="layout" svg:width="0.214cm" svg:height="0.212cm" svg:x="9.741cm" svg:y="9.136cm" svg:viewBox="0 0 215 213" svg:d="M207 104c5-8 8-20 8-34 0-17-3-30-11-39-7-9-16-16-26-21-11-5-23-8-36-9-12-1-24-1-35-1h-107v213h49v-168h52c6 0 14 0 20 1 8 1 14 2 20 4s10 5 15 8c3 3 6 8 6 13 0 10-6 18-17 22-9 4-24 6-44 6h-32v49h58c6 0 9 2 14 4 3 3 7 7 10 11 4 4 5 8 8 12 2 5 3 8 3 11v27h53v-34c0-10-3-19-8-30-5-10-13-18-22-24 9-6 17-13 22-21z">
          <text:p/>
        </draw:path>
        <draw:frame draw:style-name="gr4" draw:text-style-name="P5" draw:layer="layout" svg:width="1.137cm" svg:height="0.412cm" svg:x="13.864cm" svg:y="3.002cm">
          <draw:text-box>
            <text:p text:style-name="P4"><text:span text:style-name="T1">SLOT2</text:span></text:p>
          </draw:text-box>
        </draw:frame>
        <draw:path draw:style-name="gr5" draw:text-style-name="P3" draw:layer="layout" svg:width="5.266cm" svg:height="1.283cm" svg:x="32.358cm" svg:y="8cm" svg:viewBox="0 0 5267 1284" svg:d="M5067 1284h-4868c-111 0-199-90-199-200v-884c0-111 88-200 199-200h4868c110 0 200 89 200 200v884c0 110-90 200-200 200z">
          <text:p/>
        </draw:path>
        <draw:path draw:style-name="gr1" draw:text-style-name="P1" draw:layer="layout" svg:width="1.357cm" svg:height="0.551cm" svg:x="16.002cm" svg:y="8.799cm" svg:viewBox="0 0 1358 552" svg:d="M1134 474l-78-111-77 111h-131c3-7 143-207 143-207l-62-83h-248c-12 1-26-2-32 11-1 4-3 11 0 15 2 5 6 10 11 11l9 1h99c46 1 89 29 109 73 17 35 15 82-5 115-24 42-70 66-117 64h-276l-44-153-43 153h-101l-40-154-44 154h-112c0 0 103-372 109-396h95l44 165 46-165h92l79 289h184c14-1 32 3 37-13 1-7 0-14-5-19-5-4-11-5-17-5h-99c-48-2-94-32-112-80-18-45-8-99 28-134 24-25 53-37 87-38l328-1 65 95 67-95h128l-128 190 139 207zM0 552h1358v-552h-1358z">
          <text:p/>
        </draw:path>
        <draw:frame draw:style-name="gr6" draw:text-style-name="P6" draw:layer="layout" svg:width="2.593cm" svg:height="0.331cm" svg:x="32.491cm" svg:y="8.804cm">
          <draw:text-box>
            <text:p text:style-name="P4"><text:span text:style-name="T2">128 kB video RAM</text:span></text:p>
          </draw:text-box>
        </draw:frame>
        <draw:frame draw:style-name="gr6" draw:text-style-name="P6" draw:layer="layout" svg:width="1.484cm" svg:height="0.331cm" svg:x="26.25cm" svg:y="8.709cm">
          <draw:text-box>
            <text:p text:style-name="P4"><text:span text:style-name="T2">Copyright </text:span></text:p>
          </draw:text-box>
        </draw:frame>
        <draw:frame draw:style-name="gr7" draw:text-style-name="P7" draw:layer="layout" svg:width="0.37cm" svg:height="0.433cm" svg:x="27.75cm" svg:y="8.649cm">
          <draw:text-box>
            <text:p text:style-name="P4"><text:span text:style-name="T3">©</text:span></text:p>
          </draw:text-box>
        </draw:frame>
        <draw:frame draw:style-name="gr6" draw:text-style-name="P6" draw:layer="layout" svg:width="3.838cm" svg:height="0.331cm" svg:x="28.109cm" svg:y="8.709cm">
          <draw:text-box>
            <text:p text:style-name="P4"><text:span text:style-name="T2"><text:s/></text:span><text:span text:style-name="T2">2018-2019 Sergey Kiselev</text:span></text:p>
          </draw:text-box>
        </draw:frame>
        <draw:path draw:style-name="gr1" draw:text-style-name="P1" draw:layer="layout" svg:width="0.862cm" svg:height="0.722cm" svg:x="26.901cm" svg:y="7.488cm" svg:viewBox="0 0 863 723" svg:d="M858 347l-104-19c-3-1-6-3-8-5l-32-71c-1-2-1-5 2-7l61-84c2-2 0-5-1-7l-77-72c-1-2-6-2-8-1l-90 60c-3 1-6 1-9 0l-74-28c-1-1-4-3-4-6l-20-102c-2-3-3-5-6-5h-109c-3 0-6 2-6 5l-20 102c0 3-3 5-6 6l-72 28c-3 1-6 1-9 0l-93-60c-1-1-4-1-6 1l-78 72c-3 2-3 5-1 7l62 84c2 2 2 5 0 7l-32 71c0 2-3 4-6 5l-107 19c-3 0-5 3-5 5v101c0 3 2 5 5 5l104 18c3 1 6 3 6 5l32 75c3 2 2 6 0 8l-59 79c-2 2-2 5 1 7l78 71c2 2 5 2 6 1l85-54c2-1 6-1 8 0l37 19c3 1 6 0 6-2l76-172c2-2 0-5-1-6l-9-5c-2-1-5-3-6-5-34-19-57-54-57-94 0-62 55-113 121-113 67 0 121 51 121 113 0 40-22 75-55 94-2 2-5 4-7 5l-10 5c-2 1-2 4-2 6l77 172c0 2 3 3 6 2l37-19c3-1 6-1 9 0l82 54c2 1 7 1 8-1l77-71c1-2 3-5 1-7l-58-79c-3-2-3-6-2-8l33-75c1-2 4-4 6-5l102-18c3 0 5-2 5-5v-101c0-2-2-5-5-5z">
          <text:p/>
        </draw:path>
        <draw:path draw:style-name="gr1" draw:text-style-name="P1" draw:layer="layout" svg:width="0.095cm" svg:height="0.153cm" svg:x="27.198cm" svg:y="8.418cm" svg:viewBox="0 0 96 154" svg:d="M49 66c21 0 21 18 21 33 0 16 0 34-21 34-22 0-23-17-23-34 0-16 1-33 23-33zM70 153h26v-153h-26v57c-8-7-17-12-29-12-14 0-25 5-33 13-5 8-8 15-8 41 0 27 3 34 8 41 8 8 19 14 33 14 12 0 23-5 29-12z">
          <text:p/>
        </draw:path>
        <draw:path draw:style-name="gr1" draw:text-style-name="P1" draw:layer="layout" svg:width="0.096cm" svg:height="0.111cm" svg:x="27.001cm" svg:y="8.291cm" svg:viewBox="0 0 97 112" svg:d="M24 45c0-16 12-25 26-25 12 0 24 9 24 25zM97 64v-19c0-27-21-45-47-45-24 0-50 14-50 56 0 45 28 56 53 56 17 0 30-5 43-18l-17-14c-8 7-17 12-26 12-17 0-29-10-29-28z">
          <text:p/>
        </draw:path>
        <draw:path draw:style-name="gr1" draw:text-style-name="P1" draw:layer="layout" svg:width="0.947cm" svg:height="0.926cm" svg:x="28.349cm" svg:y="7.501cm" svg:viewBox="0 0 948 927" svg:d="M201 541c-6 1-15 3-21 13-3 9-14 10-20 8-8-2-18-4-29 3s-22 2-20-12c3-13 8-25 20-32 29-17 9-28 24-44 16-16 13-21 11-43-52-8-81-23-116-66-32-41-45-76-49-128-3-52 0-85 23-128 21-43 46-64 87-86 41-21 81-26 118-26 38 1 61 4 82 16 22 12 40 27 54 27 12 0 20-3 26-8 2 40-35 44-67 45s-52-13-83-8c-29 5-78 19-101 60-24 41-26 56-23 91 2 34 32 60 49 61 17 0 20-5 35-15 14-9 89-103 115-124 26-20 52-27 78-27 29-1 35 0 58 9 22 9 35 26 52 36 9-5 16-13 23-19 32-22 47-28 82-24 22 2 46 13 63 27 26 23 49 56 67 82 14 19 31 43 55 50 26 8 45-26 48-45 3-10 4-20 4-31 0-12-1-26-4-38s-9-24-15-35c-11-16-28-33-45-42-9-5-32-14-46-14-18 0-32 6-47 7-20 1-55 5-72-10-9-10-11-16-12-29 4 4 10 6 15 7 14 1 24-9 35-15 8-5 20-14 31-18 27-11 61-11 90-8 23 3 55 13 75 25 20 11 40 31 55 50 18 23 29 43 35 72 8 38 11 94 0 130-7 29-35 75-58 98-21 21-47 32-78 37 2 6 2 12 3 17 3 7 6 14 15 12 4-1 5-2 11 2 3 4 2 19-12 26-6 4-12 4-23 5-11 0-26 0-38-2-11-2-17-11-29-12-20-3-34-16-49-26-8-4-9-4-13-6 2 6 5 12 7 18 1 6 0 11 1 16 0 4 2 8 3 12 3 3 3 7 8 8 6 1 14-1 20-1 4-1 7-4 12-3s8 4 12 6c3 3 5 4 8 11 3 6 6 21 6 30 0 10 0 18-3 26-3 7-6 10-12 18-8 7-20 18-34 26 3 3 5 6 8 10 4 4 10 8 13 12 5 3 5 6 5 11 0 4 0 9-3 14-9 12-18 14-32 20 3 13 4 22 1 35-1 6-4 18-10 21s-20 2-28 3-12 2-18 4c-5 5-11 11-12 16-2 5-2 7 0 12 1 5 7 13 9 19 1 5 1 12 1 18-3 6-4 10-9 15-6 6-15 10-20 14-6 4-11 5-9 12 1 10 15 26 26 29 6 3 14 2 21-1 0 8-7 14-12 19 14-3 26-10 34-20-3 8-11 21-26 33-12 11-12 9-20 13 12 3 24 2 34 0-5 3-14 7-25 8-12 2-18 1-29-2-11-2-20-12-32-18 0 5 1 10 8 15 4 5 12 7 21 11-11-1-23-1-32-4-8-2-14-3-20-6-7-3-10-7-15-11 2 5 3 10 6 14 6 4 12 6 18 8-6 0-12 1-19 0-5-2-11-4-17-9-6-4-12-10-17-15-6-6-12-13-14-18-1-6 2-9 2-14-3 3-8 4-11 7-3 4-6 7-3 13 0 6 6 13 9 20-10-10-18-13-21-25-2-11 4-20 11-28 1-4 6-8 7-12-4-5-11-10-15-15-5-6-6-14-11-20-4-5-11-9-17-14 5 11 14 23 16 31 1 8-2 13-5 17s-8 5-12 8c-5 2-11 0-14 4s-3 10 0 14l9 15c-3-2-9-7-12-11s-8-7-9-12c0-5 0-10 3-15 3-4 12-6 17-9 4-4 6-6 6-11 0-4-5-8-8-10-12-9-27-17-38-28-5-6-8-11-9-15 0-4 0-7 3-12 3-6 12-12 14-18 1-5-5-7-8-9-5-1-14 1-17-2-4-3 2-10-3-14-6-4-15-2-20-6-6-5-9-10-11-16-1-6-1-13-1-17 3-4 6-5 9-7 2-3 3-5 0-8-3-4-12 0-18-4-6-5-2-15-6-20-5-4-13-2-16-4-3-1-6 4-7-4-3-8-3-31-6-40-4-9-10-1-13-10-3-8 0-22-1-35l-5-36c-21 14-35 18-58 22-2 54-6 86 12 146 19 60 55 95 106 146-66-49-98-90-118-141-20-52-15-95-14-145zM554 519c5 1 11 2 14 4 5 2 9 4 12 8 8 8 14 18 17 29 2 8 2 17 2 25-2-7-5-16-8-23-6-11-14-22-26-27-3-1-6-1-8-1 0 2 2 3 2 5 0 3 0 7-5 9-6 3-12 1-19-3-5-5-6-12-3-18 3-8 16-8 22-8zM489 509c0-13 6-24 17-31 6-3 15-7 24-8s29-1 41 5c9 4 15 11 23 15 9 5 15 8 23 14 11 8 17 17 26 22 5 3 9 3 15 4-4 2-9 3-14 1-6-1-13-6-18-10-6-6-11-9-18-14-5-3-14-6-20-10-5-3-14-11-19-14-7-3-18-5-26-5-11 1-25 2-34 10-6 7-9 13-8 22 3-3 5-8 8-10 6-5 12-6 21-5s12 6 15 14c-2-1-5-4-8-5-7-2-11-2-17 2-8 3-5 9-7 15-1 3-1 6-3 8-1-1-4-2-6-4 0 3 0 6 0 9s2 7 3 11c-4-5-9-10-12-16s-6-13-6-20zM498 414c3-5 5-14 6-20 0 8 2 17-3 24-3 6-12 5-18 6 6-3 12-5 15-10zM411 540c4-4 18-1 26 0-6 2-14 4-20 5 0 3 0 5-2 7-1 2-4 3-7 4 0-6-2-12 3-16zM478 276c5 3 11 7 17 7 5 0 6-3 9-5 5 15 9 31 17 46 3 6 6 3 9 9 2 5 3 17 5 24 4 8 7 14 10 20-8-10-18-23-21-31s-1-9-4-17c-4-8-10-21-14-30-5 0-8 1-11 0s-1-4-5-5c-1-2-6-2-9-4-3-3-3-9-3-14zM446 351c6-1 12 1 17 1 6-1 9-2 14-3-2-7 0-21-8-26-3-4-23-2-28 0-10 3-22 9-33 13 9-7 18-13 30-18 8-2 25-5 33-3 4 1 4 2 6 5 7 11 7 20 9 32 1 3 3 4 6 7 0 3 2 8 3 13-3-4-1-7-6-9-6-2-14 0-22 0 5 4 8 9 8 16 0 10-6 16-15 17-11 1-17-2-22-11-1-5-1-10-1-14-12 1-12 1-23 9 6 8 9 12 18 17 5 3 11 5 17 6s17 2 23 1 9-2 14-7c6-4 6-11 8-16 0 5-2 11-2 15-6 10-15 14-28 14-10 0-24-3-33-7-8-3-23-13-26-21-2-6 0-14 0-20 12-7 14-6 27-8 5-1 9-3 14-3zM382 299c0-4 0-4 0-6-9-3-14 4-20 16-2 5 0 7-2 10-3 4-6 4-10 7-3 3-8 8-11 11-8 7-17 10-26 15 6-5 17-11 20-18 3-3 3-10 6-14 3-3 3-5 8-5 4-1 1-6 3-9 1-4 4-7 6-10 3-4 6-9 12-11s14 0 17-1c4-2 3-4 6-6s9-1 12-3c6-3 11-9 14-15 2 13 0 22-3 34-6 14-11 22-26 31-6 3-11 4-14 6 2-4 5-5 6-11 2-6 2-16 2-21zM622 363c-8 1-10 0-14 4 3 6 6 10 9 15 0-9 0-11 5-19zM603 356c9-4 19-7 29-8 5 0 11 1 16 1 3-6 7-10 10-16 0-4 0-24-3-29-6-14-11-15-18-23-6-6-6-15-8-25-1-4-3-8-3-12-12-2-23-3-35-2 6-6 12-11 14-19 1-9 0-19-5-27-5-7-12-14-20-20-6-6-17-11-23-16 8-3 17-8 26-9 22-5 40 2 63 15 12 7 21 14 35 28 12 13 29 38 41 53 13 15 22 27 34 35 11 9 20 12 31 17l17 18 12-17 21 3 5-24 20-5-3-32 13-10-10-20 10-22-13-25 4-24-15-13-3-26-22-8-9-23h-24l-14-16-17 1-18-2-11-8-15 10-20-10-37 15 25-22 24-4 20-5 26 9 23-6 23 13 23-1 12 21 23 2 12 23 16 8 3 30 14 12-7 26 16 19-14 21 15 13-20 18 20 21-24 8 15 22-20 3 14 25h-23l12 19-24-3 6 27-20-17-6 33-12-24-8 30-14-22v31l-18-28c3 16 3 33 14 48 30-5 52-12 76-36 20-22 46-66 54-94 9-32 9-90 1-122-9-31-18-46-35-72-17-18-35-37-57-49-30-19-72-24-107-24-21 0-33 4-46 9-21 7-38 24-58 32-7 2-12 3-18 0 6 10 12 15 24 19 10 3 32 1 48 0 18-2 26-7 50-7 23 1 40 9 49 15 20 11 35 24 48 44 6 11 12 24 15 37 3 12 5 27 6 39 0 13-1 24-5 35-7 27-22 54-56 49-20-2-49-39-60-53-20-28-41-58-66-81-15-14-36-24-58-26-38-3-50 4-80 28 6 2 13 3 19 6 14 6 26 14 37 24 10 11 17 18 17 33 0 10-8 18-17 26-3 4-11 8-14 12-5 4-12 9-5 17 2 2 7 5 11 7 5 4 3 19-6 23-9 6-20 5-28-2 11-1 16-3 16-11 0-4-5-8-11-11-16-6-25-5-39-15s-14-15-19-31c-7 1-12 1-21 4s-20 10-28 12c-19 4-24 3-35 0-20-5-46 3-70 12-6 1-23 0-34 4-18 6-43 21-58 33-21 19-49 76-67 139 0 20 4 33-8 42s-12 34-15 40c-5 7-9 4-19 14-9 9-12 8-12 25 8-5 19-10 28-11 9 0 9 11 32-11 12-11 34-12 49-17 17-5 46-16 73-48 29-32 43-65 49-115 0 9 2 19-1 43-5 24-13 51 4 83l11 20c-6-9-18-23-23-33l-8-22c-18 29-23 35-50 56 0 13 0 27 3 39 6 13-2 27 2 36 3 8 10 3 12 12 3 8 0 25 3 33 4 8 14 3 18 6 5 2 6 6 8 10 3 3 0 11 4 14 5 3 14 0 19 3 4 2 6 9 4 14-1 6-6 8-9 14-3 5-1 9 0 15 3 5 11 8 17 10 6 3 15 1 21 5 8 4 14 11 16 16 4 5 6 9 6 14-2 6-3 12-6 17-3 6-9 12 0 22 10 10 10 6 17 12-2-11-7-20-2-29 3-8 12-10 18-14 5-3 8-9 14-13-1 6 0 12-1 16-2 9-5 17 9 19 6 0 12-3 18-6-3 6-9 11-9 18-2 7 0 15 5 22 4 7 13 12 20 17 6 4 9 4 13 6 0 7-1 15 0 21 2 7 3 13 6 18 5 6 11 9 17 13-3-8-9-15-9-22 0-8 2-14 9-20 9-7 27-13 35-20s11-11 14-17c3-7 1-17 3-23 3 8 3 11 3 19 1 9-5 21-8 27 11-5 17-13 22-21 1 2 1 5 1 12 3-3 8-6 11-10 4-3 9-6 11-11 1-5 1-10-2-15 0-6-6-12-11-19-3-6 2-12 2-19-8-1-14-5-20-3-8 1-17 9-26 9-8 1-11-7-18-9s-15-2-20-3c8-8 41-11 62-15 20-3 39-5 59-5 9 0 19 3 26 1 6-2 4-6 6-11 4-12 3-23 0-36-17-2-37-5-54-3-17 1-38 9-55 10-15 0-39-3-53-11-17-10-29-31-34-38-6-11-15-33-21-43s-8-13-11-17c-6-4-12-5-18-7 6 1 14-1 20 2 9 5 18 26 24 35 5-19 3-27 20-38-14 15-14 26-17 44 11 18 26 47 46 55 8 3 21 5 30 6 25 3 48-5 72-11 17-4 34-2 57-1 6 0 24-4 27-11 2-4 2-9-1-13-2-5-9-7-14-10-3-4-6-9-9-13-17 3-29 4-41 5 7-4 16-6 26-9 9-4 18-10 26-15 7-4 12-7 18-13 4-5 12-11 15-18s5-14 5-23c0-8 0-20-3-27-5-7-11-9-16-11-4-1-7 3-13 3-5 1-11 4-17 1-8-4-17-11-26-22-8-11-12-29-20-42-14-24-31-46-46-68-3-6-5-13-5-20-1-13-1-27 2-40 3-9 9-19 17-23 4-1 9-2 14-1 4 2 7 6 6 10-2 5-5 5-8 8-5 4-6 8-8 13 5 0 11 0 14 1 5 1 9 4 11 12-5-5-8-9-14-9-3 0-8 1-12 2 0 5-2 10-3 14-2 3-5 2-8 6 0 4 0 10 0 15zM652 351c3 0 3 1 6 3 2 2 6 4 8 9 3 5 3 13 3 17-3-1-6-1-8-2-1-2-3-6-4-7-3-3-5-3-8-3 2 5 2 9 2 13-2 8-8 12-14 13-5 0-9-1-12-1 1 3 4 5 4 8 8-1 11-1 15-2 4-2 8-5 13-7 3-1 7-1 12-2-3 3-6 6-9 10 3 8 4 16 7 24 7 4 13 6 19 11 9 4 18 13 27 17 11 5 16 7 26 9 11 2 19 10 28 12 11 1 29 1 38 0 8 0 20-5 20-15-6 2-18 0-23-13-3-7-3-18-6-25-3-8-9-10-15-19-8-9-17-23-23-36-6-12-8-26-13-37-4-12-12-20-18-29-14-18-23-30-44-40-11-4-23-5-34-8-3 2-9 4-11 9-1 5 2 13 5 17 6 6 15 13 20 24 1 6 3 29 0 35-2 7-6 10-11 15zM655 404c-3 2-4 3-7 5-4 1-8 2-11 3 4 9 12 18 17 28 6 9 10 20 15 30 0-6 0-12 0-18-2-5-3-10-6-18s-5-19-8-30zM495 202c0 9 2 23 3 31 3 11 5 16 14 23 15 11 25 9 38 16 6 3 12 9 15 14 1 6-2 12-6 14 7 2 17-7 12-16-2-4-9-6-12-10-2-5-2-9-2-14 2-8 19-15 25-21 7-10 12-18 6-31-6-17-34-31-49-38-9-3-12-3-18-5 11 7 24 12 30 27 6 13 2 18 2 29 0 5 6 7 9 10s3 5 0 9c0-3-2-6-3-8-5-3-9-2-12-9-4-9 4-19-5-30-7-8-15-17-26-17-4 0-9 0-13 2l-8-9c-14-13-24-24-46-33-20-10-29-11-53-11-25 1-48 3-74 26-29 24-98 114-116 126-17 11-20 15-41 15-22 0-56-30-57-68-2-38-2-51 24-96 26-46 74-60 109-65 35-4 57 8 84 8 26 0 51-4 58-25-4 2-9 5-23 4-13-1-32-17-55-28-21-11-46-12-76-13-32 0-71 2-109 23-40 21-67 43-89 84-23 40-26 74-21 123 3 49 18 87 47 123 31 37 60 55 112 61l11-49-20 29 1-32-18 22-8-31-13 26-8-35-21 18 7-29-29 3 14-19h-28l17-27-24-3 18-24-27-8 23-22-23-18 18-14-17-22 17-20-6-28 15-13 6-30 17-9 14-24 26-3 14-22 27 2 25-14 26 6 29-9 23 5 29 5 27 22-43-15-21 10-17-11-12 9-23 2-18-1-14 17h-29l-11 23-26 9-1 27-19 14 5 26-16 26 14 23-12 21 15 10-3 34 22 5 4 25 25-2 15 18 18-19c34-17 48-27 74-55 30-33 47-63 87-85 29-16 52-22 84-16 31 5 42 23 63 42 3-4 3-5 8-8-2 5-3 11-5 17z">
          <text:p/>
        </draw:path>
        <draw:frame draw:style-name="gr6" draw:text-style-name="P6" draw:layer="layout" svg:width="5.035cm" svg:height="0.331cm" svg:x="26.25cm" svg:y="9.044cm">
          <draw:text-box>
            <text:p text:style-name="P4"><text:span text:style-name="T2">https://github.com/skiselev/omega/</text:span></text:p>
          </draw:text-box>
        </draw:frame>
        <draw:frame draw:style-name="gr8" draw:text-style-name="P8" draw:layer="layout" svg:width="1.407cm" svg:height="0.289cm" svg:x="28.219cm" svg:y="8.336cm">
          <draw:text-box>
            <text:p text:style-name="P4"><text:span text:style-name="T4">GNU <text:s text:c="4"/>GPL</text:span></text:p>
          </draw:text-box>
        </draw:frame>
        <draw:frame draw:style-name="gr6" draw:text-style-name="P6" draw:layer="layout" svg:width="1.225cm" svg:height="0.331cm" svg:x="32.491cm" svg:y="8.127cm">
          <draw:text-box>
            <text:p text:style-name="P4"><text:span text:style-name="T2">CPU Z80</text:span></text:p>
          </draw:text-box>
        </draw:frame>
        <draw:frame draw:style-name="gr6" draw:text-style-name="P6" draw:layer="layout" svg:width="1.725cm" svg:height="0.331cm" svg:x="32.491cm" svg:y="8.466cm">
          <draw:text-box>
            <text:p text:style-name="P4"><text:span text:style-name="T2">512 kB RAM</text:span></text:p>
          </draw:text-box>
        </draw:frame>
        <draw:frame draw:style-name="gr6" draw:text-style-name="P6" draw:layer="layout" svg:width="1.755cm" svg:height="0.331cm" svg:x="35.197cm" svg:y="8.127cm">
          <draw:text-box>
            <text:p text:style-name="P4"><text:span text:style-name="T2">512 kB ROM</text:span></text:p>
          </draw:text-box>
        </draw:frame>
        <draw:frame draw:style-name="gr6" draw:text-style-name="P6" draw:layer="layout" svg:width="1.75cm" svg:height="0.331cm" svg:x="35.197cm" svg:y="8.466cm">
          <draw:text-box>
            <text:p text:style-name="P4"><text:span text:style-name="T2">V9938/9958</text:span></text:p>
          </draw:text-box>
        </draw:frame>
        <draw:frame draw:style-name="gr6" draw:text-style-name="P6" draw:layer="layout" svg:width="2.385cm" svg:height="0.331cm" svg:x="35.197cm" svg:y="8.804cm">
          <draw:text-box>
            <text:p text:style-name="P4"><text:span text:style-name="T2">PSG, RTC, CBIO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1.999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4-26T10:01:41.225355458</dc:date>
    <meta:editing-duration>PT4M35S</meta:editing-duration>
    <meta:editing-cycles>1</meta:editing-cycles>
    <meta:document-statistic meta:object-count="450"/>
    <meta:generator>LibreOffice/7.0.5.2$Linux_X86_64 LibreOffice_project/00$Build-2</meta:generator>
  </office:meta>
</office:document-meta>
</file>